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263764"/>
    </style:style>
    <style:style style:name="P2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2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27ab3e"/>
    </style:style>
    <style:style style:name="P31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263764" officeooo:paragraph-rsid="00263764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3f3ec" officeooo:paragraph-rsid="0023f3ec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49772" officeooo:paragraph-rsid="00249772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263764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49772" officeooo:paragraph-rsid="00249772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4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63764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3f3ec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263764" style:font-name-asian="Times New Roman1" style:font-size-asian="14pt" style:font-name-complex="Times New Roman1" style:font-size-complex="14pt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1"/>
    </style:style>
    <style:style style:name="T13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fo:color="#8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808000" fo:font-size="10pt" fo:font-weight="normal" officeooo:rsid="00165c1e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008000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/>
    </style:style>
    <style:style style:name="T24" style:family="text">
      <style:text-properties fo:color="#008080" style:font-name="DejaVu Sans Mono"/>
    </style:style>
    <style:style style:name="T25" style:family="text">
      <style:text-properties fo:color="#008080" style:font-name="DejaVu Sans Mono" fo:font-weight="bold"/>
    </style:style>
    <style:style style:name="T26" style:family="text">
      <style:text-properties fo:color="#008080" fo:font-weight="bold"/>
    </style:style>
    <style:style style:name="T27" style:family="text">
      <style:text-properties fo:color="#371f80"/>
    </style:style>
    <style:style style:name="T28" style:family="text">
      <style:text-properties fo:color="#371f80" style:font-name="DejaVu Sans Mono"/>
    </style:style>
    <style:style style:name="T29" style:family="text">
      <style:text-properties fo:color="#0000ff"/>
    </style:style>
    <style:style style:name="T30" style:family="text">
      <style:text-properties fo:color="#0000ff" style:font-name="DejaVu Sans Mono"/>
    </style:style>
    <style:style style:name="T31" style:family="text">
      <style:text-properties fo:color="#660e7a" style:font-name="DejaVu Sans Mono"/>
    </style:style>
    <style:style style:name="T32" style:family="text">
      <style:text-properties style:font-name="DejaVu Sans Mono"/>
    </style:style>
    <style:style style:name="T33" style:family="text">
      <style:text-properties style:font-name="DejaVu Sans Mono" officeooo:rsid="00282dd3"/>
    </style:style>
    <style:style style:name="T34" style:family="text">
      <style:text-properties style:font-name="DejaVu Sans Mono1"/>
    </style:style>
    <style:style style:name="T35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6" style:family="text">
      <style:text-properties officeooo:rsid="00192d92"/>
    </style:style>
    <style:style style:name="T37" style:family="text">
      <style:text-properties fo:color="#808080"/>
    </style:style>
    <style:style style:name="T38" style:family="text">
      <style:text-properties fo:color="#808080" style:font-name="DejaVu Sans Mono" fo:font-style="italic"/>
    </style:style>
    <style:style style:name="T39" style:family="text">
      <style:text-properties officeooo:rsid="0023f3ec"/>
    </style:style>
    <style:style style:name="T40" style:family="text">
      <style:text-properties officeooo:rsid="00249772"/>
    </style:style>
    <style:style style:name="T41" style:family="text">
      <style:text-properties fo:color="#1f542e" fo:font-weight="bold"/>
    </style:style>
    <style:style style:name="T42" style:family="text">
      <style:text-properties fo:color="#1f542e" style:font-name="DejaVu Sans Mono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39">5</text:span></text:p>
      <text:p text:style-name="P9">Тема: <text:span text:style-name="T39">Основы работы с коллекциями: итераторы</text:span>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Семенов Илья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4190849108" text:style-name="WWNum2">
        <text:list-item>
          <text:p text:style-name="P36">Постановка задачи</text:p>
        </text:list-item>
      </text:list>
      <text:p text:style-name="P22"><text:span text:style-name="T6">Разработать </text:span><text:span text:style-name="T7">шаблоны классов согласно варианту задания. Параметром шаблона должен являться скалярный тип данных, задающий тип данных для оси координат. </text:span><text:span text:style-name="T8">Создать шаблон динамической коллекции согласно варианту задания, в соответствии со следующими требованиями:</text:span></text:p>
      <text:list xml:id="list2427932190" text:style-name="L1">
        <text:list-item>
          <text:p text:style-name="P34">Коллекция должна быть реализована с помощю умных указателей</text:p>
        </text:list-item>
        <text:list-item>
          <text:p text:style-name="P34">В качестве шаблона коллекция должна принимать тип данных.</text:p>
        </text:list-item>
        <text:list-item>
          <text:p text:style-name="P34">Реализовать однонаправленный итератор по коллекции.</text:p>
        </text:list-item>
        <text:list-item>
          <text:p text:style-name="P34">Коллекция должна возвращать итераторы на начало и конец.</text:p>
        </text:list-item>
        <text:list-item>
          <text:p text:style-name="P34">Коллекция должна содержать метод вставки на позицию итератора.</text:p>
        </text:list-item>
        <text:list-item>
          <text:p text:style-name="P34">Коллекция должна содержать метод удаления из позиции итератора.</text:p>
        </text:list-item>
        <text:list-item>
          <text:p text:style-name="P34">При выполнении недопустимых операций(выход за границы коллекции или удаление несуществующего элемента) <text:span text:style-name="T40">необходимо генерировать исключения.</text:span></text:p>
        </text:list-item>
        <text:list-item>
          <text:p text:style-name="P35">Итератор должен быть совместим со стандартными алгоритмами.</text:p>
        </text:list-item>
        <text:list-item>
          <text:p text:style-name="P35">Коллекция должна содержать метод доступа – pop, push, top.</text:p>
        </text:list-item>
        <text:list-item>
          <text:p text:style-name="P35">Реализовать программу, которая позволяет вводить с клавиатуры фигуры, удалять элемент из коллекции по номеру, выводит выведенные фигуры с помощью for_each, выводит на экран количество элементов, у которых площадь меньше заданной.</text:p>
        </text:list-item>
      </text:list>
      <text:p text:style-name="P19"/>
      <text:p text:style-name="P18">Вариант задания 20:</text:p>
      <text:list xml:id="list2134748822" text:style-name="L2">
        <text:list-item>
          <text:p text:style-name="P39"><text:span text:style-name="T40">Фигура - </text:span>Трапеция</text:p>
        </text:list-item>
        <text:list-item>
          <text:p text:style-name="P40">Коллекция - Очередь</text:p>
        </text:list-item>
      </text:list>
      <text:p text:style-name="P2"/>
      <text:list xml:id="list180521377025250" text:continue-list="list4190849108" text:style-name="WWNum2">
        <text:list-item>
          <text:p text:style-name="P36">Репозиторий github</text:p>
        </text:list-item>
      </text:list>
      <text:p text:style-name="P14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span text:style-name="ListLabel_20_19"><text:span text:style-name="T10">5</text:span></text:span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15"/>
      <text:list xml:id="list180520967158952" text:continue-numbering="true" text:style-name="WWNum2">
        <text:list-item>
          <text:p text:style-name="P37">Описание программы </text:p>
        </text:list-item>
      </text:list>
      <text:p text:style-name="P32">Реализован шаблонный класс очереди. Данные хранятся с помощью shared_ptr и weak_ptr. Также реализованы классы для обычного и константного итератора, содержащие weak_ptr на узел очереди. Очередь содежит барьерный элемент для упрощения функций вставки, удаления и итерирования. Коллекция может также работать со стандартными алгоритмами.</text:p>
      <text:p text:style-name="P31"/>
      <text:p text:style-name="P31"/>
      <text:p text:style-name="P31"/>
      <text:list xml:id="list180521269936750" text:continue-numbering="true" text:style-name="WWNum2">
        <text:list-item>
          <text:p text:style-name="P41"><text:soft-page-break/>Набор testcases</text:p>
        </text:list-item>
      </text:list>
      <text:p text:style-name="P23"><text:span text:style-name="T11">#include </text:span><text:span text:style-name="T17">&lt;iostream&gt;</text:span></text:p>
      <text:p text:style-name="P23"><text:span text:style-name="T11">#include </text:span><text:span text:style-name="T17">&lt;algorithm&gt;</text:span></text:p>
      <text:p text:style-name="P23"><text:span text:style-name="T11">#include </text:span><text:span text:style-name="T17">&lt;gtest/gtest.h&gt;</text:span></text:p>
      <text:p text:style-name="P23"><text:span text:style-name="T11">#include </text:span><text:span text:style-name="T17">&lt;vector&gt;</text:span></text:p>
      <text:p text:style-name="P23"><text:span text:style-name="T21">using namespace </text:span><text:span text:style-name="T23">std</text:span>;</text:p>
      <text:p text:style-name="P23"><text:span text:style-name="T11">#include </text:span><text:span text:style-name="T17">"Queue.h"</text:span></text:p>
      <text:p text:style-name="P23"><text:span text:style-name="T41">TEST</text:span>(QueueInterface, TestQueueInterface) {</text:p>
      <text:p text:style-name="P26"><text:s text:c="4"/><text:span text:style-name="T24">Containers</text:span><text:span text:style-name="T32">::</text:span><text:span text:style-name="T24">Queue</text:span><text:span text:style-name="T32">&lt;</text:span><text:span text:style-name="T22">int</text:span><text:span text:style-name="T32">&gt; test_queue;</text:span></text:p>
      <text:p text:style-name="P26"><text:s text:c="4"/><text:span text:style-name="T42">ASSERT_ANY_THROW</text:span><text:span text:style-name="T32">(test_queue.Pop());</text:span></text:p>
      <text:p text:style-name="P26"><text:s text:c="4"/><text:span text:style-name="T22">for </text:span><text:span text:style-name="T32">(</text:span><text:span text:style-name="T22">int </text:span><text:span text:style-name="T32">i = </text:span><text:span text:style-name="T30">1</text:span><text:span text:style-name="T32">; i &lt;= </text:span><text:span text:style-name="T30">10</text:span><text:span text:style-name="T32">; ++i) {</text:span></text:p>
      <text:p text:style-name="P26"><text:s text:c="8"/><text:span text:style-name="T32">test_queue.Push(i);</text:span></text:p>
      <text:p text:style-name="P26"><text:s text:c="4"/><text:span text:style-name="T32">}</text:span></text:p>
      <text:p text:style-name="P26"><text:s text:c="4"/><text:span text:style-name="T24">vector</text:span><text:span text:style-name="T32">&lt;</text:span><text:span text:style-name="T22">int</text:span><text:span text:style-name="T32">&gt; ok_result {</text:span><text:span text:style-name="T30">1</text:span><text:span text:style-name="T32">,</text:span><text:span text:style-name="T30">2</text:span><text:span text:style-name="T32">,</text:span><text:span text:style-name="T30">3</text:span><text:span text:style-name="T32">,</text:span><text:span text:style-name="T30">4</text:span><text:span text:style-name="T32">,</text:span><text:span text:style-name="T30">5</text:span><text:span text:style-name="T32">,</text:span><text:span text:style-name="T30">6</text:span><text:span text:style-name="T32">,</text:span><text:span text:style-name="T30">7</text:span><text:span text:style-name="T32">,</text:span><text:span text:style-name="T30">8</text:span><text:span text:style-name="T32">,</text:span><text:span text:style-name="T30">9</text:span><text:span text:style-name="T32">,</text:span><text:span text:style-name="T30">10</text:span><text:span text:style-name="T32">};</text:span></text:p>
      <text:p text:style-name="P26"><text:s text:c="4"/><text:span text:style-name="T24">vector</text:span><text:span text:style-name="T32">&lt;</text:span><text:span text:style-name="T22">int</text:span><text:span text:style-name="T32">&gt; result;</text:span></text:p>
      <text:p text:style-name="P26"><text:s text:c="4"/><text:span text:style-name="T22">for </text:span><text:span text:style-name="T32">(</text:span><text:span text:style-name="T22">int </text:span><text:span text:style-name="T32">i : test_queue) {</text:span></text:p>
      <text:p text:style-name="P26"><text:s text:c="8"/><text:span text:style-name="T32">result.push_back(i);</text:span></text:p>
      <text:p text:style-name="P26"><text:s text:c="4"/><text:span text:style-name="T32">}</text:span></text:p>
      <text:p text:style-name="P26"><text:s text:c="4"/><text:span text:style-name="T42">ASSERT_TRUE</text:span><text:span text:style-name="T32">(result </text:span><text:span text:style-name="T24">== </text:span><text:span text:style-name="T32">ok_result);</text:span></text:p>
      <text:p text:style-name="P26"><text:s text:c="4"/><text:span text:style-name="T22">for </text:span><text:span text:style-name="T32">(</text:span><text:span text:style-name="T22">int </text:span><text:span text:style-name="T32">i = </text:span><text:span text:style-name="T30">0</text:span><text:span text:style-name="T32">; i &lt; </text:span><text:span text:style-name="T30">5</text:span><text:span text:style-name="T32">; ++i) {</text:span></text:p>
      <text:p text:style-name="P26"><text:s text:c="8"/><text:span text:style-name="T32">test_queue.Pop();</text:span></text:p>
      <text:p text:style-name="P26"><text:s text:c="4"/><text:span text:style-name="T32">}</text:span></text:p>
      <text:p text:style-name="P26"><text:s text:c="4"/><text:span text:style-name="T32">ok_result </text:span><text:span text:style-name="T24">= </text:span><text:span text:style-name="T32">{</text:span><text:span text:style-name="T30">6</text:span><text:span text:style-name="T32">,</text:span><text:span text:style-name="T30">7</text:span><text:span text:style-name="T32">,</text:span><text:span text:style-name="T30">8</text:span><text:span text:style-name="T32">,</text:span><text:span text:style-name="T30">9</text:span><text:span text:style-name="T32">,</text:span><text:span text:style-name="T30">10</text:span><text:span text:style-name="T32">};</text:span></text:p>
      <text:p text:style-name="P26"><text:s text:c="4"/><text:span text:style-name="T32">result.clear();</text:span></text:p>
      <text:p text:style-name="P26"><text:s text:c="4"/><text:span text:style-name="T22">for </text:span><text:span text:style-name="T32">(</text:span><text:span text:style-name="T22">int </text:span><text:span text:style-name="T32">i : test_queue) {</text:span></text:p>
      <text:p text:style-name="P26"><text:s text:c="8"/><text:span text:style-name="T32">result.push_back(i);</text:span></text:p>
      <text:p text:style-name="P26"><text:s text:c="4"/><text:span text:style-name="T32">}</text:span></text:p>
      <text:p text:style-name="P26"><text:s text:c="4"/><text:span text:style-name="T42">ASSERT_TRUE</text:span><text:span text:style-name="T32">(result </text:span><text:span text:style-name="T24">== </text:span><text:span text:style-name="T32">ok_result);</text:span></text:p>
      <text:p text:style-name="P26"><text:s text:c="4"/><text:span text:style-name="T22">while </text:span><text:span text:style-name="T32">(!test_queue.Empty()) {</text:span></text:p>
      <text:p text:style-name="P26"><text:s text:c="8"/><text:span text:style-name="T32">test_queue.Pop();</text:span></text:p>
      <text:p text:style-name="P26"><text:s text:c="4"/><text:span text:style-name="T32">}</text:span></text:p>
      <text:p text:style-name="P26"><text:s text:c="4"/><text:span text:style-name="T32">ok_result.clear();</text:span></text:p>
      <text:p text:style-name="P26"><text:s text:c="4"/><text:span text:style-name="T32">result.clear();</text:span></text:p>
      <text:p text:style-name="P26"><text:s text:c="4"/><text:span text:style-name="T22">for </text:span><text:span text:style-name="T32">(</text:span><text:span text:style-name="T22">int </text:span><text:span text:style-name="T32">i : test_queue) {</text:span></text:p>
      <text:p text:style-name="P26"><text:s text:c="8"/><text:span text:style-name="T32">result.push_back(i);</text:span></text:p>
      <text:p text:style-name="P26"><text:s text:c="4"/><text:span text:style-name="T32">}</text:span></text:p>
      <text:p text:style-name="P26"><text:s text:c="4"/><text:span text:style-name="T42">ASSERT_TRUE</text:span><text:span text:style-name="T32">(result </text:span><text:span text:style-name="T24">== </text:span><text:span text:style-name="T32">ok_result);</text:span></text:p>
      <text:p text:style-name="P26"><text:s text:c="4"/><text:span text:style-name="T42">ASSERT_ANY_THROW</text:span><text:span text:style-name="T32">(test_queue.Pop());</text:span></text:p>
      <text:p text:style-name="P23">}</text:p>
      <text:p text:style-name="P23"><text:span text:style-name="T41">TEST</text:span>(QueueIterators, TestQueueIterators) {</text:p>
      <text:p text:style-name="P26"><text:s text:c="4"/><text:span text:style-name="T24">Containers</text:span><text:span text:style-name="T32">::</text:span><text:span text:style-name="T24">Queue</text:span><text:span text:style-name="T32">&lt;</text:span><text:span text:style-name="T22">int</text:span><text:span text:style-name="T32">&gt; test_queue;</text:span></text:p>
      <text:p text:style-name="P26"><text:s text:c="4"/><text:span text:style-name="T22">for </text:span><text:span text:style-name="T32">(</text:span><text:span text:style-name="T22">int </text:span><text:span text:style-name="T32">i = </text:span><text:span text:style-name="T30">1</text:span><text:span text:style-name="T32">; i &lt;= </text:span><text:span text:style-name="T30">10</text:span><text:span text:style-name="T32">; ++i) {</text:span></text:p>
      <text:p text:style-name="P26"><text:s text:c="8"/><text:span text:style-name="T32">test_queue.Push(i);</text:span></text:p>
      <text:p text:style-name="P26"><text:s text:c="4"/><text:span text:style-name="T32">}</text:span></text:p>
      <text:p text:style-name="P26"><text:s text:c="4"/><text:span text:style-name="T22">auto </text:span><text:span text:style-name="T32">it = test_queue.begin();</text:span></text:p>
      <text:p text:style-name="P26"><text:s text:c="4"/><text:span text:style-name="T42">ASSERT_EQ</text:span><text:span text:style-name="T32">(</text:span><text:span text:style-name="T24">*</text:span><text:span text:style-name="T32">it, test_queue.Top());</text:span></text:p>
      <text:p text:style-name="P26"><text:s text:c="4"/><text:span text:style-name="T24">*</text:span><text:span text:style-name="T32">it = </text:span><text:span text:style-name="T30">10</text:span><text:span text:style-name="T32">;</text:span></text:p>
      <text:p text:style-name="P26"><text:s text:c="4"/><text:span text:style-name="T42">ASSERT_EQ</text:span><text:span text:style-name="T32">(</text:span><text:span text:style-name="T24">*</text:span><text:span text:style-name="T32">it, test_queue.Top());</text:span></text:p>
      <text:p text:style-name="P26"><text:s text:c="4"/><text:span text:style-name="T42">ASSERT_EQ</text:span><text:span text:style-name="T32">(</text:span><text:span text:style-name="T24">*</text:span><text:span text:style-name="T32">it, </text:span><text:span text:style-name="T30">10</text:span><text:span text:style-name="T32">);</text:span></text:p>
      <text:p text:style-name="P26"><text:s text:c="4"/><text:span text:style-name="T32">it</text:span><text:span text:style-name="T24">++</text:span><text:span text:style-name="T32">;</text:span></text:p>
      <text:p text:style-name="P26"><text:s text:c="4"/><text:span text:style-name="T24">*</text:span><text:span text:style-name="T32">it = </text:span><text:span text:style-name="T30">11</text:span><text:span text:style-name="T32">;</text:span></text:p>
      <text:p text:style-name="P26"><text:soft-page-break/><text:s text:c="4"/><text:span text:style-name="T32">test_queue.Pop();</text:span></text:p>
      <text:p text:style-name="P26"><text:s text:c="4"/><text:span text:style-name="T42">ASSERT_EQ</text:span><text:span text:style-name="T32">(test_queue.Top(), </text:span><text:span text:style-name="T24">*</text:span><text:span text:style-name="T32">it);</text:span></text:p>
      <text:p text:style-name="P26"><text:s text:c="4"/><text:span text:style-name="T42">ASSERT_EQ</text:span><text:span text:style-name="T32">(test_queue.Top(), </text:span><text:span text:style-name="T30">11</text:span><text:span text:style-name="T32">);</text:span></text:p>
      <text:p text:style-name="P26"><text:s text:c="4"/><text:span text:style-name="T42">ASSERT_EQ</text:span><text:span text:style-name="T32">(test_queue.begin(), it);</text:span></text:p>
      <text:p text:style-name="P26"><text:s text:c="4"/><text:span text:style-name="T22">for </text:span><text:span text:style-name="T32">(</text:span><text:span text:style-name="T22">int </text:span><text:span text:style-name="T32">i = </text:span><text:span text:style-name="T30">0</text:span><text:span text:style-name="T32">; i &lt; </text:span><text:span text:style-name="T30">9</text:span><text:span text:style-name="T32">; ++i) {</text:span></text:p>
      <text:p text:style-name="P26"><text:s text:c="8"/><text:span text:style-name="T32">it</text:span><text:span text:style-name="T24">++</text:span><text:span text:style-name="T32">;</text:span></text:p>
      <text:p text:style-name="P26"><text:s text:c="4"/><text:span text:style-name="T32">}</text:span></text:p>
      <text:p text:style-name="P26"><text:s text:c="4"/><text:span text:style-name="T42">ASSERT_EQ</text:span><text:span text:style-name="T32">(test_queue.end(), it);</text:span></text:p>
      <text:p text:style-name="P26"><text:s text:c="4"/><text:span text:style-name="T42">ASSERT_ANY_THROW</text:span><text:span text:style-name="T32">(it</text:span><text:span text:style-name="T24">++</text:span><text:span text:style-name="T32">);</text:span></text:p>
      <text:p text:style-name="P23">}</text:p>
      <text:p text:style-name="P23"><text:span text:style-name="T41">TEST</text:span>(QueueInsertErase, TestQueueInsertErase) {</text:p>
      <text:p text:style-name="P26"><text:s text:c="4"/><text:span text:style-name="T24">Containers</text:span><text:span text:style-name="T32">::</text:span><text:span text:style-name="T24">Queue</text:span><text:span text:style-name="T32">&lt;</text:span><text:span text:style-name="T22">int</text:span><text:span text:style-name="T32">&gt; test_queue;</text:span></text:p>
      <text:p text:style-name="P26"><text:s text:c="4"/><text:span text:style-name="T22">for </text:span><text:span text:style-name="T32">(</text:span><text:span text:style-name="T22">int </text:span><text:span text:style-name="T32">i = </text:span><text:span text:style-name="T30">1</text:span><text:span text:style-name="T32">; i &lt;= </text:span><text:span text:style-name="T30">10</text:span><text:span text:style-name="T32">; ++i) {</text:span></text:p>
      <text:p text:style-name="P26"><text:s text:c="8"/><text:span text:style-name="T32">test_queue.Push(i);</text:span></text:p>
      <text:p text:style-name="P26"><text:s text:c="4"/><text:span text:style-name="T32">}</text:span></text:p>
      <text:p text:style-name="P26"><text:s text:c="4"/><text:span text:style-name="T24">vector</text:span><text:span text:style-name="T32">&lt;</text:span><text:span text:style-name="T22">int</text:span><text:span text:style-name="T32">&gt; result;</text:span></text:p>
      <text:p text:style-name="P26"><text:s text:c="4"/><text:span text:style-name="T22">for </text:span><text:span text:style-name="T32">(</text:span><text:span text:style-name="T22">int </text:span><text:span text:style-name="T32">i : test_queue) {</text:span></text:p>
      <text:p text:style-name="P26"><text:s text:c="8"/><text:span text:style-name="T32">result.push_back(i);</text:span></text:p>
      <text:p text:style-name="P26"><text:s text:c="4"/><text:span text:style-name="T32">}</text:span></text:p>
      <text:p text:style-name="P26"><text:s text:c="4"/><text:span text:style-name="T24">vector</text:span><text:span text:style-name="T32">&lt;</text:span><text:span text:style-name="T22">int</text:span><text:span text:style-name="T32">&gt; expected_result = {</text:span><text:span text:style-name="T30">1</text:span><text:span text:style-name="T32">,</text:span><text:span text:style-name="T30">2</text:span><text:span text:style-name="T32">,</text:span><text:span text:style-name="T30">3</text:span><text:span text:style-name="T32">,</text:span><text:span text:style-name="T30">4</text:span><text:span text:style-name="T32">,</text:span><text:span text:style-name="T30">5</text:span><text:span text:style-name="T32">,</text:span><text:span text:style-name="T30">6</text:span><text:span text:style-name="T32">,</text:span><text:span text:style-name="T30">7</text:span><text:span text:style-name="T32">,</text:span><text:span text:style-name="T30">8</text:span><text:span text:style-name="T32">,</text:span><text:span text:style-name="T30">9</text:span><text:span text:style-name="T32">,</text:span><text:span text:style-name="T30">10</text:span><text:span text:style-name="T32">};</text:span></text:p>
      <text:p text:style-name="P26"><text:s text:c="4"/><text:span text:style-name="T42">ASSERT_TRUE</text:span><text:span text:style-name="T32">(result </text:span><text:span text:style-name="T24">== </text:span><text:span text:style-name="T32">expected_result);</text:span></text:p>
      <text:p text:style-name="P26"><text:s text:c="4"/><text:span text:style-name="T22">auto </text:span><text:span text:style-name="T32">it = test_queue.begin();</text:span></text:p>
      <text:p text:style-name="P26"><text:s text:c="4"/><text:span text:style-name="T32">test_queue.Insert(it, </text:span><text:span text:style-name="T30">11</text:span><text:span text:style-name="T32">);</text:span></text:p>
      <text:p text:style-name="P26"><text:s text:c="4"/><text:span text:style-name="T32">test_queue.Insert(it, </text:span><text:span text:style-name="T30">12</text:span><text:span text:style-name="T32">);</text:span></text:p>
      <text:p text:style-name="P26"><text:s text:c="4"/><text:span text:style-name="T32">it</text:span><text:span text:style-name="T24">++</text:span><text:span text:style-name="T32">;</text:span></text:p>
      <text:p text:style-name="P26"><text:s text:c="4"/><text:span text:style-name="T32">it</text:span><text:span text:style-name="T24">++</text:span><text:span text:style-name="T32">;</text:span></text:p>
      <text:p text:style-name="P26"><text:s text:c="4"/><text:span text:style-name="T32">test_queue.Insert(it, </text:span><text:span text:style-name="T30">4</text:span><text:span text:style-name="T32">);</text:span></text:p>
      <text:p text:style-name="P26"><text:s text:c="4"/><text:span text:style-name="T32">it</text:span><text:span text:style-name="T24">++</text:span><text:span text:style-name="T32">;</text:span></text:p>
      <text:p text:style-name="P26"><text:s text:c="4"/><text:span text:style-name="T32">test_queue.Erase(it);</text:span></text:p>
      <text:p text:style-name="P26"><text:s text:c="4"/><text:span text:style-name="T32">expected_result </text:span><text:span text:style-name="T24">= </text:span><text:span text:style-name="T32">{</text:span><text:span text:style-name="T30">11</text:span><text:span text:style-name="T32">,</text:span><text:span text:style-name="T30">12</text:span><text:span text:style-name="T32">,</text:span><text:span text:style-name="T30">1</text:span><text:span text:style-name="T32">,</text:span><text:span text:style-name="T30">2</text:span><text:span text:style-name="T32">,</text:span><text:span text:style-name="T30">4</text:span><text:span text:style-name="T32">,</text:span><text:span text:style-name="T30">3</text:span><text:span text:style-name="T32">,</text:span><text:span text:style-name="T30">5</text:span><text:span text:style-name="T32">,</text:span><text:span text:style-name="T30">6</text:span><text:span text:style-name="T32">,</text:span><text:span text:style-name="T30">7</text:span><text:span text:style-name="T32">,</text:span><text:span text:style-name="T30">8</text:span><text:span text:style-name="T32">,</text:span><text:span text:style-name="T30">9</text:span><text:span text:style-name="T32">,</text:span><text:span text:style-name="T30">10</text:span><text:span text:style-name="T32">};</text:span></text:p>
      <text:p text:style-name="P26"><text:s text:c="4"/><text:span text:style-name="T32">result.clear();</text:span></text:p>
      <text:p text:style-name="P26"><text:s text:c="4"/><text:span text:style-name="T22">for </text:span><text:span text:style-name="T32">(</text:span><text:span text:style-name="T22">int </text:span><text:span text:style-name="T32">i : test_queue) {</text:span></text:p>
      <text:p text:style-name="P26"><text:s text:c="8"/><text:span text:style-name="T32">result.push_back(i);</text:span></text:p>
      <text:p text:style-name="P26"><text:s text:c="4"/><text:span text:style-name="T32">}</text:span></text:p>
      <text:p text:style-name="P26"><text:s text:c="4"/><text:span text:style-name="T42">ASSERT_TRUE</text:span><text:span text:style-name="T32">(result </text:span><text:span text:style-name="T24">== </text:span><text:span text:style-name="T32">expected_result);</text:span></text:p>
      <text:p text:style-name="P23">}</text:p>
      <text:p text:style-name="P23"><text:span text:style-name="T21">int </text:span>main(<text:span text:style-name="T21">int </text:span>argc, <text:span text:style-name="T21">char</text:span>** argv) {</text:p>
      <text:p text:style-name="P26"><text:s text:c="4"/><text:span text:style-name="T24">testing</text:span><text:span text:style-name="T32">::InitGoogleTest(&amp;argc, argv);</text:span></text:p>
      <text:p text:style-name="P26"><text:s text:c="4"/><text:span text:style-name="T22">return </text:span><text:span text:style-name="T32">RUN_ALL_TESTS();</text:span></text:p>
      <text:p text:style-name="P29">}</text:p>
      <text:p text:style-name="P21"/>
      <text:list xml:id="list180520959779658" text:continue-numbering="true" text:style-name="WWNum2">
        <text:list-item>
          <text:p text:style-name="P38">Результаты выполнения тестов</text:p>
        </text:list-item>
      </text:list>
      <text:p text:style-name="P20">[==========] Running 3 tests from 3 test suites.</text:p>
      <text:p text:style-name="P20">[----------] Global test environment set-up.</text:p>
      <text:p text:style-name="P20">[----------] 1 test from QueueInterface</text:p>
      <text:p text:style-name="P20"><text:soft-page-break/>[ RUN <text:s text:c="5"/>] QueueInterface.TestQueueInterface</text:p>
      <text:p text:style-name="P20">[ <text:s text:c="6"/>OK ] QueueInterface.TestQueueInterface (1 ms)</text:p>
      <text:p text:style-name="P20">[----------] 1 test from QueueInterface (1 ms total)</text:p>
      <text:p text:style-name="P20"/>
      <text:p text:style-name="P20">[----------] 1 test from QueueIterators</text:p>
      <text:p text:style-name="P20">[ RUN <text:s text:c="5"/>] QueueIterators.TestQueueIterators</text:p>
      <text:p text:style-name="P20">[ <text:s text:c="6"/>OK ] QueueIterators.TestQueueIterators (0 ms)</text:p>
      <text:p text:style-name="P20">[----------] 1 test from QueueIterators (0 ms total)</text:p>
      <text:p text:style-name="P20"/>
      <text:p text:style-name="P20">[----------] 1 test from QueueInsertErase</text:p>
      <text:p text:style-name="P20">[ RUN <text:s text:c="5"/>] QueueInsertErase.TestQueueInsertErase</text:p>
      <text:p text:style-name="P20">[ <text:s text:c="6"/>OK ] QueueInsertErase.TestQueueInsertErase (0 ms)</text:p>
      <text:p text:style-name="P20">[----------] 1 test from QueueInsertErase (0 ms total)</text:p>
      <text:p text:style-name="P20"/>
      <text:p text:style-name="P20">[----------] Global test environment tear-down</text:p>
      <text:p text:style-name="P20">[==========] 3 tests from 3 test suites ran. (1 ms total)</text:p>
      <text:p text:style-name="P20">[ <text:s/>PASSED <text:s/>] 3 tests.</text:p>
      <text:list xml:id="list180522313762379" text:continue-numbering="true" text:style-name="WWNum2">
        <text:list-item>
          <text:p text:style-name="P37">Листинг программы</text:p>
        </text:list-item>
      </text:list>
      <text:p text:style-name="P16"/>
      <text:p text:style-name="P17">main.cpp</text:p>
      <text:p text:style-name="P24"><text:span text:style-name="T16">#include </text:span><text:span text:style-name="T19">&lt;iostream&gt;</text:span></text:p>
      <text:p text:style-name="P23"><text:span text:style-name="T11">#include </text:span><text:span text:style-name="T17">&lt;string&gt;</text:span></text:p>
      <text:p text:style-name="P23"><text:span text:style-name="T11">#include </text:span><text:span text:style-name="T17">&lt;algorithm&gt;</text:span></text:p>
      <text:p text:style-name="P23"><text:span text:style-name="T11">#include </text:span><text:span text:style-name="T17">"Trapeze.h"</text:span></text:p>
      <text:p text:style-name="P23"><text:span text:style-name="T11">#include </text:span><text:span text:style-name="T17">"Queue.h"</text:span></text:p>
      <text:p text:style-name="P23"><text:span text:style-name="T21">int </text:span>main() {</text:p>
      <text:p text:style-name="P26"><text:s text:c="4"/><text:span text:style-name="T24">std</text:span><text:span text:style-name="T32">::</text:span><text:span text:style-name="T28">string </text:span><text:span text:style-name="T32">command;</text:span></text:p>
      <text:p text:style-name="P26"><text:s text:c="4"/><text:span text:style-name="T24">Containers</text:span><text:span text:style-name="T32">::</text:span><text:span text:style-name="T24">Queue</text:span><text:span text:style-name="T32">&lt;</text:span><text:span text:style-name="T24">Trapeze</text:span><text:span text:style-name="T32">&lt;</text:span><text:span text:style-name="T22">int</text:span><text:span text:style-name="T32">&gt;&gt; figures;</text:span></text:p>
      <text:p text:style-name="P26"><text:s text:c="4"/><text:span text:style-name="T22">while </text:span><text:span text:style-name="T32">(</text:span><text:span text:style-name="T24">std</text:span><text:span text:style-name="T32">::cin </text:span><text:span text:style-name="T24">&gt;&gt; </text:span><text:span text:style-name="T32">command) {</text:span></text:p>
      <text:p text:style-name="P26"><text:s text:c="8"/><text:span text:style-name="T22">if </text:span><text:span text:style-name="T32">(command </text:span><text:span text:style-name="T24">== </text:span><text:span text:style-name="T18">"add"</text:span><text:span text:style-name="T32">) {</text:span></text:p>
      <text:p text:style-name="P26"><text:s text:c="12"/><text:span text:style-name="T28">size_t </text:span><text:span text:style-name="T32">position;</text:span></text:p>
      <text:p text:style-name="P26"><text:s text:c="12"/><text:span text:style-name="T24">std</text:span><text:span text:style-name="T32">::cin </text:span><text:span text:style-name="T24">&gt;&gt; </text:span><text:span text:style-name="T32">position;</text:span></text:p>
      <text:p text:style-name="P26"><text:s text:c="12"/><text:span text:style-name="T22">auto </text:span><text:span text:style-name="T32">it = figures.begin();</text:span></text:p>
      <text:p text:style-name="P26"><text:soft-page-break/><text:s text:c="12"/><text:span text:style-name="T22">try </text:span><text:span text:style-name="T32">{</text:span></text:p>
      <text:p text:style-name="P26"><text:s text:c="16"/><text:span text:style-name="T32">it </text:span><text:span text:style-name="T24">= std</text:span><text:span text:style-name="T32">::next(it, position);</text:span></text:p>
      <text:p text:style-name="P26"><text:s text:c="12"/><text:span text:style-name="T32">} </text:span><text:span text:style-name="T22">catch</text:span><text:span text:style-name="T32">(</text:span><text:span text:style-name="T24">std</text:span><text:span text:style-name="T32">::</text:span><text:span text:style-name="T24">exception</text:span><text:span text:style-name="T32">&amp; e) {</text:span></text:p>
      <text:p text:style-name="P26"><text:s text:c="16"/><text:span text:style-name="T24">std</text:span><text:span text:style-name="T32">::cout </text:span><text:span text:style-name="T24">&lt;&lt; </text:span><text:span text:style-name="T18">"Position is too big</text:span><text:span text:style-name="T22">\n</text:span><text:span text:style-name="T18">"</text:span><text:span text:style-name="T32">;</text:span></text:p>
      <text:p text:style-name="P26"><text:s text:c="16"/><text:span text:style-name="T22">continue</text:span><text:span text:style-name="T32">;</text:span></text:p>
      <text:p text:style-name="P26"><text:s text:c="12"/><text:span text:style-name="T32">}</text:span></text:p>
      <text:p text:style-name="P26"><text:s text:c="12"/><text:span text:style-name="T24">Trapeze</text:span><text:span text:style-name="T32">&lt;</text:span><text:span text:style-name="T22">int</text:span><text:span text:style-name="T32">&gt; new_figure;</text:span></text:p>
      <text:p text:style-name="P26"><text:s text:c="12"/><text:span text:style-name="T22">try </text:span><text:span text:style-name="T32">{</text:span></text:p>
      <text:p text:style-name="P26"><text:s text:c="16"/><text:span text:style-name="T24">std</text:span><text:span text:style-name="T32">::cin </text:span><text:span text:style-name="T24">&gt;&gt; </text:span><text:span text:style-name="T32">new_figure;</text:span></text:p>
      <text:p text:style-name="P26"><text:s text:c="12"/><text:span text:style-name="T32">} </text:span><text:span text:style-name="T22">catch </text:span><text:span text:style-name="T32">(</text:span><text:span text:style-name="T24">std</text:span><text:span text:style-name="T32">::</text:span><text:span text:style-name="T24">exception</text:span><text:span text:style-name="T32">&amp; ex) {</text:span></text:p>
      <text:p text:style-name="P26"><text:s text:c="16"/><text:span text:style-name="T24">std</text:span><text:span text:style-name="T32">::cout </text:span><text:span text:style-name="T24">&lt;&lt; </text:span><text:span text:style-name="T32">ex.what()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12"/><text:span text:style-name="T32">}</text:span></text:p>
      <text:p text:style-name="P26"><text:s text:c="12"/><text:span text:style-name="T32">figures.Insert(it, new_figure);</text:span></text:p>
      <text:p text:style-name="P26"><text:s text:c="12"/><text:span text:style-name="T24">std</text:span><text:span text:style-name="T32">::cout </text:span><text:span text:style-name="T24">&lt;&lt; </text:span><text:span text:style-name="T32">new_figure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8"/><text:span text:style-name="T32">} </text:span><text:span text:style-name="T22">else if </text:span><text:span text:style-name="T32">(command </text:span><text:span text:style-name="T24">== </text:span><text:span text:style-name="T18">"erase"</text:span><text:span text:style-name="T32">) {</text:span></text:p>
      <text:p text:style-name="P26"><text:s text:c="12"/><text:span text:style-name="T28">size_t </text:span><text:span text:style-name="T32">index;</text:span></text:p>
      <text:p text:style-name="P26"><text:s text:c="12"/><text:span text:style-name="T24">std</text:span><text:span text:style-name="T32">::cin </text:span><text:span text:style-name="T24">&gt;&gt; </text:span><text:span text:style-name="T32">index;</text:span></text:p>
      <text:p text:style-name="P26"><text:s text:c="12"/><text:span text:style-name="T22">try </text:span><text:span text:style-name="T32">{</text:span></text:p>
      <text:p text:style-name="P26"><text:s text:c="16"/><text:span text:style-name="T22">auto </text:span><text:span text:style-name="T32">it = </text:span><text:span text:style-name="T24">std</text:span><text:span text:style-name="T32">::next(figures.begin(), index);</text:span></text:p>
      <text:p text:style-name="P26"><text:s text:c="16"/><text:span text:style-name="T32">figures.Erase(it);</text:span></text:p>
      <text:p text:style-name="P26"><text:s text:c="12"/><text:span text:style-name="T32">} </text:span><text:span text:style-name="T22">catch </text:span><text:span text:style-name="T32">(...) {</text:span></text:p>
      <text:p text:style-name="P26"><text:s text:c="16"/><text:span text:style-name="T24">std</text:span><text:span text:style-name="T32">::cout </text:span><text:span text:style-name="T24">&lt;&lt; </text:span><text:span text:style-name="T18">"Index is too big</text:span><text:span text:style-name="T22">\n</text:span><text:span text:style-name="T18">"</text:span><text:span text:style-name="T32">;</text:span></text:p>
      <text:p text:style-name="P26"><text:s text:c="16"/><text:span text:style-name="T22">continue</text:span><text:span text:style-name="T32">;</text:span></text:p>
      <text:p text:style-name="P26"><text:s text:c="12"/><text:span text:style-name="T32">}</text:span></text:p>
      <text:p text:style-name="P26"><text:s text:c="8"/><text:span text:style-name="T32">} </text:span><text:span text:style-name="T22">else if </text:span><text:span text:style-name="T32">(command </text:span><text:span text:style-name="T24">== </text:span><text:span text:style-name="T18">"size"</text:span><text:span text:style-name="T32">) {</text:span></text:p>
      <text:p text:style-name="P26"><text:s text:c="10"/><text:span text:style-name="T24">std</text:span><text:span text:style-name="T32">::cout </text:span><text:span text:style-name="T24">&lt;&lt; </text:span><text:span text:style-name="T32">figures.Size()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8"/><text:span text:style-name="T32">} </text:span><text:span text:style-name="T22">else if </text:span><text:span text:style-name="T32">(command </text:span><text:span text:style-name="T24">== </text:span><text:span text:style-name="T18">"print"</text:span><text:span text:style-name="T32">) {</text:span></text:p>
      <text:p text:style-name="P26"><text:s text:c="12"/><text:span text:style-name="T24">std</text:span><text:span text:style-name="T32">::for_each(figures.begin(), figures.end(), [] (</text:span><text:span text:style-name="T22">const </text:span><text:span text:style-name="T24">Trapeze</text:span><text:span text:style-name="T32">&lt;</text:span><text:span text:style-name="T22">int</text:span><text:span text:style-name="T32">&gt;&amp; fig) {</text:span></text:p>
      <text:p text:style-name="P26"><text:s text:c="16"/><text:span text:style-name="T24">std</text:span><text:span text:style-name="T32">::cout </text:span><text:span text:style-name="T24">&lt;&lt; </text:span><text:span text:style-name="T32">fig </text:span><text:span text:style-name="T24">&lt;&lt; </text:span><text:span text:style-name="T18">" "</text:span><text:span text:style-name="T32">;</text:span></text:p>
      <text:p text:style-name="P26"><text:s text:c="12"/><text:span text:style-name="T32">});</text:span></text:p>
      <text:p text:style-name="P26"><text:s text:c="12"/><text:span text:style-name="T24">std</text:span><text:span text:style-name="T32">::cout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8"/><text:span text:style-name="T32">} </text:span><text:span text:style-name="T22">else if </text:span><text:span text:style-name="T32">(command </text:span><text:span text:style-name="T24">== </text:span><text:span text:style-name="T18">"count"</text:span><text:span text:style-name="T32">) {</text:span></text:p>
      <text:p text:style-name="P26"><text:s text:c="12"/><text:span text:style-name="T28">size_t </text:span><text:span text:style-name="T32">required_area;</text:span></text:p>
      <text:p text:style-name="P26"><text:s text:c="12"/><text:span text:style-name="T24">std</text:span><text:span text:style-name="T32">::cin </text:span><text:span text:style-name="T24">&gt;&gt; </text:span><text:span text:style-name="T32">required_area;</text:span></text:p>
      <text:p text:style-name="P26"><text:s text:c="12"/><text:span text:style-name="T24">std</text:span><text:span text:style-name="T32">::cout </text:span><text:span text:style-name="T24">&lt;&lt; std</text:span><text:span text:style-name="T32">::count_if(figures.begin(), figures.end(), [&amp;required_area] (</text:span><text:span text:style-name="T22">const </text:span><text:span text:style-name="T24">Trapeze</text:span><text:span text:style-name="T32">&lt;</text:span><text:span text:style-name="T22">int</text:span><text:span text:style-name="T32">&gt;&amp; fig) {</text:span></text:p>
      <text:p text:style-name="P26"><text:s text:c="16"/><text:span text:style-name="T22">return </text:span><text:span text:style-name="T32">fig.Area() &lt; required_area;</text:span></text:p>
      <text:p text:style-name="P26"><text:s text:c="12"/><text:span text:style-name="T32">});</text:span></text:p>
      <text:p text:style-name="P26"><text:s text:c="12"/><text:span text:style-name="T24">std</text:span><text:span text:style-name="T32">::cout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8"/><text:span text:style-name="T32">} </text:span><text:span text:style-name="T22">else </text:span><text:span text:style-name="T32">{</text:span></text:p>
      <text:p text:style-name="P26"><text:s text:c="12"/><text:span text:style-name="T24">std</text:span><text:span text:style-name="T32">::cout </text:span><text:span text:style-name="T24">&lt;&lt; </text:span><text:span text:style-name="T18">"Incorrect command" </text:span><text:span text:style-name="T24">&lt;&lt; </text:span><text:span text:style-name="T18">"</text:span><text:span text:style-name="T22">\n</text:span><text:span text:style-name="T18">"</text:span><text:span text:style-name="T32">;</text:span></text:p>
      <text:p text:style-name="P26"><text:s text:c="12"/><text:span text:style-name="T24">std</text:span><text:span text:style-name="T32">::cin.ignore(</text:span><text:span text:style-name="T30">32767</text:span><text:span text:style-name="T32">, </text:span><text:span text:style-name="T18">'</text:span><text:span text:style-name="T22">\n</text:span><text:span text:style-name="T18">'</text:span><text:span text:style-name="T32">);</text:span></text:p>
      <text:p text:style-name="P26"><text:s text:c="8"/><text:span text:style-name="T32">}</text:span></text:p>
      <text:p text:style-name="P26"><text:s text:c="4"/><text:span text:style-name="T32">}</text:span></text:p>
      <text:p text:style-name="P29">}</text:p>
      <text:p text:style-name="P24"><text:span text:style-name="T19"/></text:p>
      <text:p text:style-name="P42"/>
      <text:p text:style-name="P3"><text:span text:style-name="T2">Trapeze</text:span><text:bookmark-start text:name="__DdeLink__2335_150959209"/><text:span text:style-name="T1">.h</text:span></text:p>
      <text:p text:style-name="P24"><text:bookmark-end text:name="__DdeLink__2335_150959209"/><text:span text:style-name="T13">#pragma </text:span><text:span text:style-name="T35">once</text:span></text:p>
      <text:p text:style-name="P23"><text:span text:style-name="T11">#include </text:span><text:span text:style-name="T17">"Point.h"</text:span></text:p>
      <text:p text:style-name="P23"><text:soft-page-break/><text:span text:style-name="T11">#include </text:span><text:span text:style-name="T17">&lt;exception&gt;</text:span>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class </text:span><text:span text:style-name="T23">Trapeze </text:span>{</text:p>
      <text:p text:style-name="P23"><text:span text:style-name="T21">public</text:span>:</text:p>
      <text:p text:style-name="P26"><text:s text:c="4"/><text:span text:style-name="T32">Trapeze() = </text:span><text:span text:style-name="T22">default</text:span><text:span text:style-name="T32">;</text:span></text:p>
      <text:p text:style-name="P26"><text:s text:c="4"/><text:span text:style-name="T32">Trapeze(</text:span><text:span text:style-name="T24">Point</text:span><text:span text:style-name="T32">&lt;</text:span><text:span text:style-name="T28">T</text:span><text:span text:style-name="T32">&gt; p1, </text:span><text:span text:style-name="T24">Point</text:span><text:span text:style-name="T32">&lt;</text:span><text:span text:style-name="T28">T</text:span><text:span text:style-name="T32">&gt; p2, </text:span><text:span text:style-name="T24">Point</text:span><text:span text:style-name="T32">&lt;</text:span><text:span text:style-name="T28">T</text:span><text:span text:style-name="T32">&gt; p3, </text:span><text:span text:style-name="T24">Point</text:span><text:span text:style-name="T32">&lt;</text:span><text:span text:style-name="T28">T</text:span><text:span text:style-name="T32">&gt; p4);</text:span></text:p>
      <text:p text:style-name="P26"><text:s text:c="4"/><text:span text:style-name="T24">Point</text:span><text:span text:style-name="T32">&lt;</text:span><text:span text:style-name="T28">T</text:span><text:span text:style-name="T32">&gt; Center() </text:span><text:span text:style-name="T22">const</text:span><text:span text:style-name="T32">;</text:span></text:p>
      <text:p text:style-name="P26"><text:s text:c="4"/><text:span text:style-name="T22">double </text:span><text:span text:style-name="T32">Area() </text:span><text:span text:style-name="T22">const</text:span><text:span text:style-name="T32">;</text:span></text:p>
      <text:p text:style-name="P26"><text:s text:c="4"/><text:span text:style-name="T22">void </text:span><text:span text:style-name="T32">Print(</text:span><text:span text:style-name="T24">std</text:span><text:span text:style-name="T32">::</text:span><text:span text:style-name="T28">ostream</text:span><text:span text:style-name="T32">&amp; os) </text:span><text:span text:style-name="T22">const</text:span><text:span text:style-name="T32">;</text:span></text:p>
      <text:p text:style-name="P26"><text:s text:c="4"/><text:span text:style-name="T22">void </text:span><text:span text:style-name="T32">Scan(</text:span><text:span text:style-name="T24">std</text:span><text:span text:style-name="T32">::</text:span><text:span text:style-name="T28">istream</text:span><text:span text:style-name="T32">&amp; is);</text:span></text:p>
      <text:p text:style-name="P23"><text:span text:style-name="T21">private</text:span>:</text:p>
      <text:p text:style-name="P26"><text:s text:c="4"/><text:span text:style-name="T24">Point</text:span><text:span text:style-name="T32">&lt;</text:span><text:span text:style-name="T28">T</text:span><text:span text:style-name="T32">&gt; </text:span><text:span text:style-name="T31">p1_</text:span><text:span text:style-name="T32">, </text:span><text:span text:style-name="T31">p2_</text:span><text:span text:style-name="T32">, </text:span><text:span text:style-name="T31">p3_</text:span><text:span text:style-name="T32">, </text:span><text:span text:style-name="T31">p4_</text:span><text:span text:style-name="T32">;</text:span></text:p>
      <text:p text:style-name="P23">};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Trapeze</text:span>&lt;<text:span text:style-name="T27">T</text:span>&gt;::Trapeze(<text:span text:style-name="T23">Point</text:span>&lt;<text:span text:style-name="T27">T</text:span>&gt; p1, <text:span text:style-name="T23">Point</text:span>&lt;<text:span text:style-name="T27">T</text:span>&gt; p2, <text:span text:style-name="T23">Point</text:span>&lt;<text:span text:style-name="T27">T</text:span>&gt; p3, <text:span text:style-name="T23">Point</text:span>&lt;<text:span text:style-name="T27">T</text:span>&gt; p4)</text:p>
      <text:p text:style-name="P26"><text:s text:c="8"/><text:span text:style-name="T32">: <text:s/></text:span><text:span text:style-name="T31">p1_</text:span><text:span text:style-name="T32">(p1), </text:span><text:span text:style-name="T31">p2_</text:span><text:span text:style-name="T32">(p2), </text:span><text:span text:style-name="T31">p3_</text:span><text:span text:style-name="T32">(p3), </text:span><text:span text:style-name="T31">p4_</text:span><text:span text:style-name="T32">(p4){</text:span></text:p>
      <text:p text:style-name="P26"><text:s text:c="4"/><text:span text:style-name="T32">Vector v1(</text:span><text:span text:style-name="T31">p1_</text:span><text:span text:style-name="T32">, </text:span><text:span text:style-name="T31">p2_</text:span><text:span text:style-name="T32">), v2(</text:span><text:span text:style-name="T31">p3_</text:span><text:span text:style-name="T32">, </text:span><text:span text:style-name="T31">p4_</text:span><text:span text:style-name="T32">);</text:span></text:p>
      <text:p text:style-name="P26"><text:s text:c="4"/><text:span text:style-name="T22">if </text:span><text:span text:style-name="T32">(v1 = Vector(</text:span><text:span text:style-name="T31">p1_</text:span><text:span text:style-name="T32">, </text:span><text:span text:style-name="T31">p2_</text:span><text:span text:style-name="T32">), v2 = Vector(</text:span><text:span text:style-name="T31">p3_</text:span><text:span text:style-name="T32">, </text:span><text:span text:style-name="T31">p4_</text:span><text:span text:style-name="T32">), is_parallel(v1, v2)) {</text:span></text:p>
      <text:p text:style-name="P26"><text:s text:c="8"/><text:span text:style-name="T22">if </text:span><text:span text:style-name="T32">(v1 * v2 &lt; </text:span><text:span text:style-name="T30">0</text:span><text:span text:style-name="T32">) {</text:span></text:p>
      <text:p text:style-name="P26"><text:s text:c="12"/><text:span text:style-name="T24">std</text:span><text:span text:style-name="T32">::swap(</text:span><text:span text:style-name="T31">p3_</text:span><text:span text:style-name="T32">, </text:span><text:span text:style-name="T31">p4_</text:span><text:span text:style-name="T32">);</text:span></text:p>
      <text:p text:style-name="P26"><text:s text:c="8"/><text:span text:style-name="T32">}</text:span></text:p>
      <text:p text:style-name="P26"><text:s text:c="4"/><text:span text:style-name="T32">} </text:span><text:span text:style-name="T22">else if </text:span><text:span text:style-name="T32">(v1 = Vector(</text:span><text:span text:style-name="T31">p1_</text:span><text:span text:style-name="T32">, </text:span><text:span text:style-name="T31">p3_</text:span><text:span text:style-name="T32">), v2 = Vector(</text:span><text:span text:style-name="T31">p2_</text:span><text:span text:style-name="T32">, </text:span><text:span text:style-name="T31">p4_</text:span><text:span text:style-name="T32">), is_parallel(v1, v2)) {</text:span></text:p>
      <text:p text:style-name="P26"><text:s text:c="8"/><text:span text:style-name="T22">if </text:span><text:span text:style-name="T32">(v1 * v2 &lt; </text:span><text:span text:style-name="T30">0</text:span><text:span text:style-name="T32">) {</text:span></text:p>
      <text:p text:style-name="P26"><text:s text:c="12"/><text:span text:style-name="T24">std</text:span><text:span text:style-name="T32">::swap(</text:span><text:span text:style-name="T31">p2_</text:span><text:span text:style-name="T32">, </text:span><text:span text:style-name="T31">p4_</text:span><text:span text:style-name="T32">);</text:span></text:p>
      <text:p text:style-name="P26"><text:s text:c="8"/><text:span text:style-name="T32">}</text:span></text:p>
      <text:p text:style-name="P26"><text:s text:c="8"/><text:span text:style-name="T24">std</text:span><text:span text:style-name="T32">::swap(</text:span><text:span text:style-name="T31">p2_</text:span><text:span text:style-name="T32">, </text:span><text:span text:style-name="T31">p3_</text:span><text:span text:style-name="T32">);</text:span></text:p>
      <text:p text:style-name="P26"><text:s text:c="4"/><text:span text:style-name="T32">} </text:span><text:span text:style-name="T22">else if </text:span><text:span text:style-name="T32">(v1 = Vector(</text:span><text:span text:style-name="T31">p1_</text:span><text:span text:style-name="T32">, </text:span><text:span text:style-name="T31">p4_</text:span><text:span text:style-name="T32">), v2 = Vector(</text:span><text:span text:style-name="T31">p2_</text:span><text:span text:style-name="T32">, </text:span><text:span text:style-name="T31">p3_</text:span><text:span text:style-name="T32">), is_parallel(v1, v2)) {</text:span></text:p>
      <text:p text:style-name="P26"><text:s text:c="8"/><text:span text:style-name="T22">if </text:span><text:span text:style-name="T32">(v1 * v2 &lt; </text:span><text:span text:style-name="T30">0</text:span><text:span text:style-name="T32">) {</text:span></text:p>
      <text:p text:style-name="P26"><text:s text:c="12"/><text:span text:style-name="T24">std</text:span><text:span text:style-name="T32">::swap(</text:span><text:span text:style-name="T31">p2_</text:span><text:span text:style-name="T32">, </text:span><text:span text:style-name="T31">p3_</text:span><text:span text:style-name="T32">);</text:span></text:p>
      <text:p text:style-name="P26"><text:s text:c="8"/><text:span text:style-name="T32">}</text:span></text:p>
      <text:p text:style-name="P26"><text:s text:c="8"/><text:span text:style-name="T24">std</text:span><text:span text:style-name="T32">::swap(</text:span><text:span text:style-name="T31">p2_</text:span><text:span text:style-name="T32">, </text:span><text:span text:style-name="T31">p4_</text:span><text:span text:style-name="T32">);</text:span></text:p>
      <text:p text:style-name="P26"><text:s text:c="8"/><text:span text:style-name="T24">std</text:span><text:span text:style-name="T32">::swap(</text:span><text:span text:style-name="T31">p3_</text:span><text:span text:style-name="T32">, </text:span><text:span text:style-name="T31">p4_</text:span><text:span text:style-name="T32">);</text:span></text:p>
      <text:p text:style-name="P26"><text:s text:c="4"/><text:span text:style-name="T32">} </text:span><text:span text:style-name="T22">else </text:span><text:span text:style-name="T32">{</text:span></text:p>
      <text:p text:style-name="P26"><text:s text:c="8"/><text:span text:style-name="T22">throw </text:span><text:span text:style-name="T24">std</text:span><text:span text:style-name="T32">::</text:span><text:span text:style-name="T24">logic_error</text:span><text:span text:style-name="T32">(</text:span><text:span text:style-name="T18">"At least 2 sides of trapeze must be parallel"</text:span><text:span text:style-name="T32">);</text:span></text:p>
      <text:p text:style-name="P26"><text:s text:c="4"/><text:span text:style-name="T32">}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Point</text:span>&lt;<text:span text:style-name="T27">T</text:span>&gt; <text:span text:style-name="T23">Trapeze</text:span>&lt;<text:span text:style-name="T27">T</text:span>&gt;::Center() <text:span text:style-name="T21">const </text:span>{</text:p>
      <text:p text:style-name="P26"><text:s text:c="4"/><text:span text:style-name="T22">return </text:span><text:span text:style-name="T32">(</text:span><text:span text:style-name="T31">p1_ </text:span><text:span text:style-name="T32">+ </text:span><text:span text:style-name="T31">p2_ </text:span><text:span text:style-name="T32">+ </text:span><text:span text:style-name="T31">p3_ </text:span><text:span text:style-name="T32">+ </text:span><text:span text:style-name="T31">p4_</text:span><text:span text:style-name="T32">) / </text:span><text:span text:style-name="T30">4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double </text:span><text:span text:style-name="T23">Trapeze</text:span>&lt;<text:span text:style-name="T27">T</text:span>&gt;::Area() <text:span text:style-name="T21">const </text:span>{</text:p>
      <text:p text:style-name="P26"><text:s text:c="4"/><text:span text:style-name="T22">double </text:span><text:span text:style-name="T32">height = point_and_line_distance(</text:span><text:span text:style-name="T31">p1_</text:span><text:span text:style-name="T32">, </text:span><text:span text:style-name="T31">p3_</text:span><text:span text:style-name="T32">, </text:span><text:span text:style-name="T31">p4_</text:span><text:span text:style-name="T32">);</text:span></text:p>
      <text:p text:style-name="P26"><text:s text:c="4"/><text:span text:style-name="T22">return </text:span><text:span text:style-name="T32">(</text:span><text:span text:style-name="T24">Vector</text:span><text:span text:style-name="T32">&lt;</text:span><text:span text:style-name="T28">T</text:span><text:span text:style-name="T32">&gt;(</text:span><text:span text:style-name="T31">p1_</text:span><text:span text:style-name="T32">, </text:span><text:span text:style-name="T31">p2_</text:span><text:span text:style-name="T32">).length() + </text:span><text:span text:style-name="T24">Vector</text:span><text:span text:style-name="T32">&lt;</text:span><text:span text:style-name="T28">T</text:span><text:span text:style-name="T32">&gt;(</text:span><text:span text:style-name="T31">p3_</text:span><text:span text:style-name="T32">, </text:span><text:span text:style-name="T31">p4_</text:span><text:span text:style-name="T32">).length()) * height / </text:span><text:span text:style-name="T30">2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void </text:span><text:span text:style-name="T23">Trapeze</text:span>&lt;<text:span text:style-name="T27">T</text:span>&gt;::Print(<text:span text:style-name="T23">std</text:span>::<text:span text:style-name="T27">ostream</text:span>&amp; os) <text:span text:style-name="T21">const </text:span>{</text:p>
      <text:p text:style-name="P26"><text:soft-page-break/><text:s text:c="4"/><text:span text:style-name="T32">os </text:span><text:span text:style-name="T24">&lt;&lt; </text:span><text:span text:style-name="T18">"Trapeze p1:" </text:span><text:span text:style-name="T32">&lt;&lt; </text:span><text:span text:style-name="T31">p1_ </text:span><text:span text:style-name="T32">&lt;&lt; </text:span><text:span text:style-name="T18">", p2:" </text:span><text:span text:style-name="T32">&lt;&lt; </text:span><text:span text:style-name="T31">p2_ </text:span><text:span text:style-name="T32">&lt;&lt; </text:span><text:span text:style-name="T18">", p3:" </text:span><text:span text:style-name="T32">&lt;&lt; </text:span><text:span text:style-name="T31">p3_ </text:span><text:span text:style-name="T32">&lt;&lt; </text:span><text:span text:style-name="T18">", p4:" </text:span><text:span text:style-name="T32">&lt;&lt; </text:span><text:span text:style-name="T31">p4_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void </text:span><text:span text:style-name="T23">Trapeze</text:span>&lt;<text:span text:style-name="T27">T</text:span>&gt;::Scan(<text:span text:style-name="T23">std</text:span>::<text:span text:style-name="T27">istream </text:span>&amp;is) {</text:p>
      <text:p text:style-name="P26"><text:s text:c="4"/><text:span text:style-name="T24">Point</text:span><text:span text:style-name="T32">&lt;</text:span><text:span text:style-name="T28">T</text:span><text:span text:style-name="T32">&gt; p1,p2,p3,p4;</text:span></text:p>
      <text:p text:style-name="P26"><text:s text:c="4"/><text:span text:style-name="T32">is &gt;&gt; p1 &gt;&gt; p2 &gt;&gt; p3 &gt;&gt; p4;</text:span></text:p>
      <text:p text:style-name="P26"><text:s text:c="4"/><text:span text:style-name="T32">*</text:span><text:span text:style-name="T22">this </text:span><text:span text:style-name="T32">= </text:span><text:span text:style-name="T24">Trapeze</text:span><text:span text:style-name="T32">(p1,p2,p3,p4);</text:span></text:p>
      <text:p text:style-name="P30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std</text:span>::<text:span text:style-name="T27">istream</text:span>&amp; <text:span text:style-name="T26">operator </text:span>&gt;&gt; (<text:span text:style-name="T23">std</text:span>::<text:span text:style-name="T27">istream</text:span>&amp; is, <text:span text:style-name="T23">Trapeze</text:span>&lt;<text:span text:style-name="T27">T</text:span>&gt;&amp; fig) {</text:p>
      <text:p text:style-name="P26"><text:s text:c="4"/><text:span text:style-name="T32">fig.Scan(is);</text:span></text:p>
      <text:p text:style-name="P26"><text:s text:c="4"/><text:span text:style-name="T22">return </text:span><text:span text:style-name="T32">is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std</text:span>::<text:span text:style-name="T27">ostream</text:span>&amp; <text:span text:style-name="T26">operator </text:span>&lt;&lt; (<text:span text:style-name="T23">std</text:span>::<text:span text:style-name="T27">ostream</text:span>&amp; os, <text:span text:style-name="T21">const </text:span><text:span text:style-name="T23">Trapeze</text:span>&lt;<text:span text:style-name="T27">T</text:span>&gt;&amp; fig) {</text:p>
      <text:p text:style-name="P26"><text:s text:c="4"/><text:span text:style-name="T32">fig.Print(os);</text:span></text:p>
      <text:p text:style-name="P26"><text:s text:c="4"/><text:span text:style-name="T22">return </text:span><text:span text:style-name="T32">os;</text:span></text:p>
      <text:p text:style-name="P29">}</text:p>
      <text:p text:style-name="P27"/>
      <text:p text:style-name="P4"><text:span text:style-name="T5">Queue</text:span><text:bookmark-start text:name="__DdeLink__2335_1509592091"/><text:span text:style-name="T1">.h</text:span></text:p>
      <text:p text:style-name="P44"><text:bookmark-end text:name="__DdeLink__2335_1509592091"/><text:span text:style-name="T12">#pragma </text:span><text:span text:style-name="T34">once</text:span></text:p>
      <text:p text:style-name="P23"><text:span text:style-name="T11">#include </text:span><text:span text:style-name="T17">&lt;memory&gt;</text:span></text:p>
      <text:p text:style-name="P23"><text:span text:style-name="T11">#include </text:span><text:span text:style-name="T17">&lt;exception&gt;</text:span></text:p>
      <text:p text:style-name="P23"><text:span text:style-name="T21">namespace </text:span><text:span text:style-name="T23">Containers </text:span>{</text:p>
      <text:p text:style-name="P26"><text:s text:c="4"/><text:span text:style-name="T22">template 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</text:span><text:span text:style-name="T32">;</text:span></text:p>
      <text:p text:style-name="P26"><text:s text:c="4"/><text:span text:style-name="T22">template 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Node</text:span><text:span text:style-name="T32">;</text:span></text:p>
      <text:p text:style-name="P26"><text:s text:c="4"/><text:span text:style-name="T22">template 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ConstIterator</text:span><text:span text:style-name="T32">;</text:span></text:p>
      <text:p text:style-name="P26"><text:s text:c="4"/><text:span text:style-name="T22">template 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Iterator</text:span><text:span text:style-name="T32">;</text:span></text:p>
      <text:p text:style-name="P26"><text:s text:c="4"/><text:span text:style-name="T38">//Implementation of QueueNode</text:span></text:p>
      <text:p text:style-name="P26"><text:span text:style-name="T37"><text:s text:c="4"/></text:span><text:span text:style-name="T22">template 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struct </text:span><text:span text:style-name="T24">QueueNode </text:span><text:span text:style-name="T32">{</text:span></text:p>
      <text:p text:style-name="P26"><text:s text:c="8"/><text:span text:style-name="T32">QueueNode() = </text:span><text:span text:style-name="T22">default</text:span><text:span text:style-name="T32">;</text:span></text:p>
      <text:p text:style-name="P26"><text:s text:c="8"/><text:span text:style-name="T32">QueueNode(</text:span><text:span text:style-name="T28">T </text:span><text:span text:style-name="T32">new_value) : </text:span><text:span text:style-name="T31">value</text:span><text:span text:style-name="T32">(new_value) {}</text:span></text:p>
      <text:p text:style-name="P26"><text:s text:c="8"/><text:span text:style-name="T28">T </text:span><text:span text:style-name="T31">value</text:span><text:span text:style-name="T32">;</text:span></text:p>
      <text:p text:style-name="P26"><text:s text:c="8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gt; </text:span><text:span text:style-name="T31">next </text:span><text:span text:style-name="T32">= </text:span><text:span text:style-name="T22">nullptr</text:span><text:span text:style-name="T32">;</text:span></text:p>
      <text:p text:style-name="P26"><text:s text:c="8"/><text:span text:style-name="T24">std</text:span><text:span text:style-name="T32">::</text:span><text:span text:style-name="T24">weak_ptr</text:span><text:span text:style-name="T32">&lt;</text:span><text:span text:style-name="T24">QueueNode</text:span><text:span text:style-name="T32">&gt; </text:span><text:span text:style-name="T31">prev</text:span><text:span text:style-name="T32">;</text:span></text:p>
      <text:p text:style-name="P26"><text:s text:c="4"/><text:span text:style-name="T32">};</text:span></text:p>
      <text:p text:style-name="P26"><text:s text:c="4"/><text:span text:style-name="T38">//Implementation of Queue</text:span></text:p>
      <text:p text:style-name="P26"><text:span text:style-name="T37"><text:s text:c="4"/></text:span><text:span text:style-name="T22">template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 </text:span><text:span text:style-name="T32">{</text:span></text:p>
      <text:p text:style-name="P26"><text:s text:c="8"/><text:span text:style-name="T22">friend </text:span><text:span text:style-name="T24">QueueIterator</text:span><text:span text:style-name="T32">&lt;</text:span><text:span text:style-name="T28">T</text:span><text:span text:style-name="T32">&gt;;</text:span></text:p>
      <text:p text:style-name="P26"><text:s text:c="8"/><text:span text:style-name="T22">friend </text:span><text:span text:style-name="T24">QueueConstIterator</text:span><text:span text:style-name="T32">&lt;</text:span><text:span text:style-name="T28">T</text:span><text:span text:style-name="T32">&gt;;</text:span></text:p>
      <text:p text:style-name="P26"><text:s text:c="4"/><text:span text:style-name="T22">public</text:span><text:span text:style-name="T32">:</text:span></text:p>
      <text:p text:style-name="P26"><text:s text:c="8"/><text:span text:style-name="T32">Queue() {</text:span></text:p>
      <text:p text:style-name="P26"><text:s text:c="12"/><text:span text:style-name="T31">tail </text:span><text:span text:style-name="T32">= </text:span><text:span text:style-name="T24">std</text:span><text:span text:style-name="T32">::make_shared&lt;</text:span><text:span text:style-name="T24">QueueNode</text:span><text:span text:style-name="T32">&lt;</text:span><text:span text:style-name="T28">T</text:span><text:span text:style-name="T32">&gt;&gt;();</text:span></text:p>
      <text:p text:style-name="P26"><text:soft-page-break/><text:s text:c="12"/><text:span text:style-name="T31">head </text:span><text:span text:style-name="T32">= </text:span><text:span text:style-name="T31">tail</text:span><text:span text:style-name="T32">;</text:span></text:p>
      <text:p text:style-name="P26"><text:s text:c="8"/><text:span text:style-name="T32">}</text:span></text:p>
      <text:p text:style-name="P26"><text:s text:c="8"/><text:span text:style-name="T32">Queue(</text:span><text:span text:style-name="T22">const </text:span><text:span text:style-name="T24">Queue</text:span><text:span text:style-name="T32">&amp; q) = </text:span><text:span text:style-name="T22">delete</text:span><text:span text:style-name="T32">;</text:span></text:p>
      <text:p text:style-name="P26"><text:s text:c="8"/><text:span text:style-name="T24">Queue</text:span><text:span text:style-name="T32">&amp; </text:span><text:span text:style-name="T25">operator </text:span><text:span text:style-name="T32">= (</text:span><text:span text:style-name="T22">const </text:span><text:span text:style-name="T24">Queue</text:span><text:span text:style-name="T32">&amp;) = </text:span><text:span text:style-name="T22">delete</text:span><text:span text:style-name="T32">;</text:span></text:p>
      <text:p text:style-name="P26"><text:s text:c="8"/><text:span text:style-name="T22">void </text:span><text:span text:style-name="T32">Pop() {</text:span></text:p>
      <text:p text:style-name="P26"><text:s text:c="12"/><text:span text:style-name="T22">if </text:span><text:span text:style-name="T32">(Empty()) {</text:span></text:p>
      <text:p text:style-name="P26"><text:s text:c="16"/><text:span text:style-name="T22">throw </text:span><text:span text:style-name="T24">std</text:span><text:span text:style-name="T32">::</text:span><text:span text:style-name="T24">out_of_range</text:span><text:span text:style-name="T32">(</text:span><text:span text:style-name="T18">"Pop from empty queue"</text:span><text:span text:style-name="T32">);</text:span></text:p>
      <text:p text:style-name="P26"><text:s text:c="12"/><text:span text:style-name="T32">}</text:span></text:p>
      <text:p text:style-name="P26"><text:s text:c="12"/><text:span text:style-name="T31">head </text:span><text:span text:style-name="T32">= </text:span><text:span text:style-name="T31">head</text:span><text:span text:style-name="T32">-&gt;next;</text:span></text:p>
      <text:p text:style-name="P26"><text:s text:c="8"/><text:span text:style-name="T32">}</text:span></text:p>
      <text:p text:style-name="P26"><text:s text:c="8"/><text:span text:style-name="T22">const </text:span><text:span text:style-name="T28">T</text:span><text:span text:style-name="T32">&amp; Top() </text:span><text:span text:style-name="T22">const </text:span><text:span text:style-name="T32">{</text:span></text:p>
      <text:p text:style-name="P26"><text:s text:c="12"/><text:span text:style-name="T22">return </text:span><text:span text:style-name="T31">head</text:span><text:span text:style-name="T32">-&gt;value;</text:span></text:p>
      <text:p text:style-name="P26"><text:s text:c="8"/><text:span text:style-name="T32">}</text:span></text:p>
      <text:p text:style-name="P26"><text:s text:c="8"/><text:span text:style-name="T28">T</text:span><text:span text:style-name="T32">&amp; Top() {</text:span></text:p>
      <text:p text:style-name="P26"><text:s text:c="12"/><text:span text:style-name="T22">return </text:span><text:span text:style-name="T31">head</text:span><text:span text:style-name="T32">-&gt;value;</text:span></text:p>
      <text:p text:style-name="P26"><text:s text:c="8"/><text:span text:style-name="T32">}</text:span></text:p>
      <text:p text:style-name="P26"><text:s text:c="8"/><text:span text:style-name="T28">size_t </text:span><text:span text:style-name="T32">Size() </text:span><text:span text:style-name="T22">const </text:span><text:span text:style-name="T32">{</text:span></text:p>
      <text:p text:style-name="P26"><text:s text:c="12"/><text:span text:style-name="T28">size_t </text:span><text:span text:style-name="T32">size = </text:span><text:span text:style-name="T30">0</text:span><text:span text:style-name="T32">;</text:span></text:p>
      <text:p text:style-name="P26"><text:s text:c="12"/><text:span text:style-name="T22">for </text:span><text:span text:style-name="T32">(</text:span><text:span text:style-name="T22">auto </text:span><text:span text:style-name="T32">i : *</text:span><text:span text:style-name="T22">this</text:span><text:span text:style-name="T32">) {</text:span></text:p>
      <text:p text:style-name="P26"><text:s text:c="16"/><text:span text:style-name="T32">size++;</text:span></text:p>
      <text:p text:style-name="P26"><text:s text:c="12"/><text:span text:style-name="T32">}</text:span></text:p>
      <text:p text:style-name="P26"><text:s text:c="12"/><text:span text:style-name="T22">return </text:span><text:span text:style-name="T32">size;</text:span></text:p>
      <text:p text:style-name="P26"><text:s text:c="8"/><text:span text:style-name="T32">}</text:span></text:p>
      <text:p text:style-name="P26"><text:s text:c="8"/><text:span text:style-name="T22">void </text:span><text:span text:style-name="T32">Push(</text:span><text:span text:style-name="T22">const </text:span><text:span text:style-name="T28">T </text:span><text:span text:style-name="T32">&amp;value) {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new_elem = </text:span><text:span text:style-name="T24">std</text:span><text:span text:style-name="T32">::make_shared&lt;</text:span><text:span text:style-name="T24">QueueNode</text:span><text:span text:style-name="T32">&lt;</text:span><text:span text:style-name="T28">T</text:span><text:span text:style-name="T32">&gt;&gt;(value);</text:span></text:p>
      <text:p text:style-name="P26"><text:s text:c="12"/><text:span text:style-name="T22">if </text:span><text:span text:style-name="T32">(Empty()) {</text:span></text:p>
      <text:p text:style-name="P26"><text:s text:c="16"/><text:span text:style-name="T31">head </text:span><text:span text:style-name="T32">= new_elem;</text:span></text:p>
      <text:p text:style-name="P26"><text:s text:c="16"/><text:span text:style-name="T31">head</text:span><text:span text:style-name="T32">-&gt;next = </text:span><text:span text:style-name="T31">tail</text:span><text:span text:style-name="T32">;</text:span></text:p>
      <text:p text:style-name="P26"><text:s text:c="16"/><text:span text:style-name="T31">tail</text:span><text:span text:style-name="T32">-&gt;prev = </text:span><text:span text:style-name="T31">head</text:span><text:span text:style-name="T32">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31">tail</text:span><text:span text:style-name="T32">-&gt;prev.lock()-&gt;next = new_elem;</text:span></text:p>
      <text:p text:style-name="P26"><text:s text:c="16"/><text:span text:style-name="T32">new_elem-&gt;prev = </text:span><text:span text:style-name="T31">tail</text:span><text:span text:style-name="T32">-&gt;prev;</text:span></text:p>
      <text:p text:style-name="P26"><text:s text:c="16"/><text:span text:style-name="T32">new_elem-&gt;next = </text:span><text:span text:style-name="T31">tail</text:span><text:span text:style-name="T32">;</text:span></text:p>
      <text:p text:style-name="P26"><text:s text:c="16"/><text:span text:style-name="T31">tail</text:span><text:span text:style-name="T32">-&gt;prev = new_elem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8"/><text:span text:style-name="T22">bool </text:span><text:span text:style-name="T32">Empty() </text:span><text:span text:style-name="T22">const </text:span><text:span text:style-name="T32">{</text:span></text:p>
      <text:p text:style-name="P26"><text:s text:c="12"/><text:span text:style-name="T22">return </text:span><text:span text:style-name="T31">head </text:span><text:span text:style-name="T32">== </text:span><text:span text:style-name="T31">tail</text:span><text:span text:style-name="T32">;</text:span></text:p>
      <text:p text:style-name="P26"><text:s text:c="8"/><text:span text:style-name="T32">}</text:span></text:p>
      <text:p text:style-name="P26"><text:s text:c="8"/><text:span text:style-name="T24">QueueConstIterator</text:span><text:span text:style-name="T32">&lt;</text:span><text:span text:style-name="T28">T</text:span><text:span text:style-name="T32">&gt; begin() </text:span><text:span text:style-name="T22">const </text:span><text:span text:style-name="T32">{</text:span></text:p>
      <text:p text:style-name="P26"><text:s text:c="12"/><text:span text:style-name="T22">return </text:span><text:span text:style-name="T32">QueueConstIterator(</text:span><text:span text:style-name="T31">head</text:span><text:span text:style-name="T32">, </text:span><text:span text:style-name="T22">this</text:span><text:span text:style-name="T32">);</text:span></text:p>
      <text:p text:style-name="P26"><text:s text:c="8"/><text:span text:style-name="T32">}</text:span></text:p>
      <text:p text:style-name="P26"><text:s text:c="8"/><text:span text:style-name="T24">QueueConstIterator</text:span><text:span text:style-name="T32">&lt;</text:span><text:span text:style-name="T28">T</text:span><text:span text:style-name="T32">&gt; end() </text:span><text:span text:style-name="T22">const </text:span><text:span text:style-name="T32">{</text:span></text:p>
      <text:p text:style-name="P26"><text:s text:c="12"/><text:span text:style-name="T22">return </text:span><text:span text:style-name="T32">QueueConstIterator(</text:span><text:span text:style-name="T31">tail</text:span><text:span text:style-name="T32">, </text:span><text:span text:style-name="T22">this</text:span><text:span text:style-name="T32">);</text:span></text:p>
      <text:p text:style-name="P26"><text:s text:c="8"/><text:span text:style-name="T32">}</text:span></text:p>
      <text:p text:style-name="P26"><text:s text:c="8"/><text:span text:style-name="T24">QueueIterator</text:span><text:span text:style-name="T32">&lt;</text:span><text:span text:style-name="T28">T</text:span><text:span text:style-name="T32">&gt; begin() {</text:span></text:p>
      <text:p text:style-name="P26"><text:s text:c="12"/><text:span text:style-name="T22">return </text:span><text:span text:style-name="T32">QueueIterator(</text:span><text:span text:style-name="T31">head</text:span><text:span text:style-name="T32">, </text:span><text:span text:style-name="T22">this</text:span><text:span text:style-name="T32">);</text:span></text:p>
      <text:p text:style-name="P26"><text:s text:c="8"/><text:span text:style-name="T32">}</text:span></text:p>
      <text:p text:style-name="P26"><text:s text:c="8"/><text:span text:style-name="T24">QueueIterator</text:span><text:span text:style-name="T32">&lt;</text:span><text:span text:style-name="T28">T</text:span><text:span text:style-name="T32">&gt; end() {</text:span></text:p>
      <text:p text:style-name="P26"><text:s text:c="12"/><text:span text:style-name="T22">return </text:span><text:span text:style-name="T32">QueueIterator(</text:span><text:span text:style-name="T31">tail</text:span><text:span text:style-name="T32">, </text:span><text:span text:style-name="T22">this</text:span><text:span text:style-name="T32">);</text:span></text:p>
      <text:p text:style-name="P26"><text:s text:c="8"/><text:span text:style-name="T32">}</text:span></text:p>
      <text:p text:style-name="P26"><text:soft-page-break/><text:s text:c="8"/><text:span text:style-name="T22">void </text:span><text:span text:style-name="T32">Erase(</text:span><text:span text:style-name="T24">QueueIterator</text:span><text:span text:style-name="T32">&lt;</text:span><text:span text:style-name="T28">T</text:span><text:span text:style-name="T32">&gt; it) {</text:span></text:p>
      <text:p text:style-name="P26"><text:s text:c="12"/><text:span text:style-name="T22">if </text:span><text:span text:style-name="T32">(it.collection != </text:span><text:span text:style-name="T22">this</text:span><text:span text:style-name="T32">) 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Iterator does not belong to this collection"</text:span><text:span text:style-name="T32">);</text:span></text:p>
      <text:p text:style-name="P26"><text:s text:c="12"/><text:span text:style-name="T32">}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it_ptr = it.node.lock();</text:span></text:p>
      <text:p text:style-name="P26"><text:s text:c="12"/><text:span text:style-name="T22">if </text:span><text:span text:style-name="T32">(!it_ptr) 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Iterator is corrupted"</text:span><text:span text:style-name="T32">);</text:span></text:p>
      <text:p text:style-name="P26"><text:s text:c="12"/><text:span text:style-name="T32">}</text:span></text:p>
      <text:p text:style-name="P26"><text:s text:c="12"/><text:span text:style-name="T22">if </text:span><text:span text:style-name="T32">(it == end()) 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Erase of end iterator"</text:span><text:span text:style-name="T32">);</text:span></text:p>
      <text:p text:style-name="P26"><text:s text:c="12"/><text:span text:style-name="T32">}</text:span></text:p>
      <text:p text:style-name="P26"><text:s text:c="12"/><text:span text:style-name="T22">if </text:span><text:span text:style-name="T32">(it == begin()) {</text:span></text:p>
      <text:p text:style-name="P26"><text:s text:c="16"/><text:span text:style-name="T32">Pop()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4">std</text:span><text:span text:style-name="T32">::</text:span><text:span text:style-name="T24">weak_ptr</text:span><text:span text:style-name="T32">&lt;</text:span><text:span text:style-name="T24">QueueNode</text:span><text:span text:style-name="T32">&lt;</text:span><text:span text:style-name="T28">T</text:span><text:span text:style-name="T32">&gt;&gt; prev_ptr = it_ptr-&gt;prev;</text:span></text:p>
      <text:p text:style-name="P26"><text:s text:c="16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next_ptr = it_ptr-&gt;next;</text:span></text:p>
      <text:p text:style-name="P26"><text:s text:c="16"/><text:span text:style-name="T32">prev_ptr.lock()-&gt;next = next_ptr;</text:span></text:p>
      <text:p text:style-name="P26"><text:s text:c="16"/><text:span text:style-name="T32">next_ptr-&gt;prev = prev_ptr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8"/><text:span text:style-name="T22">void </text:span><text:span text:style-name="T32">Insert(</text:span><text:span text:style-name="T24">QueueIterator</text:span><text:span text:style-name="T32">&lt;</text:span><text:span text:style-name="T28">T</text:span><text:span text:style-name="T32">&gt; it, </text:span><text:span text:style-name="T22">const </text:span><text:span text:style-name="T28">T</text:span><text:span text:style-name="T32">&amp; value) {</text:span></text:p>
      <text:p text:style-name="P26"><text:s text:c="12"/><text:span text:style-name="T22">if </text:span><text:span text:style-name="T32">(it.collection != </text:span><text:span text:style-name="T22">this</text:span><text:span text:style-name="T32">) 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Iterator does not belong to this collection"</text:span><text:span text:style-name="T32">);</text:span></text:p>
      <text:p text:style-name="P26"><text:s text:c="12"/><text:span text:style-name="T32">}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it_ptr = it.node.lock();</text:span></text:p>
      <text:p text:style-name="P26"><text:s text:c="12"/><text:span text:style-name="T22">if </text:span><text:span text:style-name="T32">(!it_ptr) 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Iterator is corrupted"</text:span><text:span text:style-name="T32">);</text:span></text:p>
      <text:p text:style-name="P26"><text:s text:c="12"/><text:span text:style-name="T32">}</text:span></text:p>
      <text:p text:style-name="P26"><text:s text:c="12"/><text:span text:style-name="T22">if </text:span><text:span text:style-name="T32">(it == end()) {</text:span></text:p>
      <text:p text:style-name="P26"><text:s text:c="16"/><text:span text:style-name="T32">Push(value);</text:span></text:p>
      <text:p text:style-name="P26"><text:s text:c="16"/><text:span text:style-name="T22">return</text:span><text:span text:style-name="T32">;</text:span></text:p>
      <text:p text:style-name="P26"><text:s text:c="12"/><text:span text:style-name="T32">}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new_elem = </text:span><text:span text:style-name="T24">std</text:span><text:span text:style-name="T32">::make_shared&lt;</text:span><text:span text:style-name="T24">QueueNode</text:span><text:span text:style-name="T32">&lt;</text:span><text:span text:style-name="T28">T</text:span><text:span text:style-name="T32">&gt;&gt;(value);</text:span></text:p>
      <text:p text:style-name="P26"><text:s text:c="12"/><text:span text:style-name="T22">if </text:span><text:span text:style-name="T32">(it == begin()) {</text:span></text:p>
      <text:p text:style-name="P26"><text:s text:c="16"/><text:span text:style-name="T32">new_elem-&gt;next = </text:span><text:span text:style-name="T31">head</text:span><text:span text:style-name="T32">;</text:span></text:p>
      <text:p text:style-name="P26"><text:s text:c="16"/><text:span text:style-name="T31">head</text:span><text:span text:style-name="T32">-&gt;prev = new_elem;</text:span></text:p>
      <text:p text:style-name="P26"><text:s text:c="16"/><text:span text:style-name="T31">head </text:span><text:span text:style-name="T32">= new_elem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next_ptr = it_ptr;</text:span></text:p>
      <text:p text:style-name="P26"><text:s text:c="16"/><text:span text:style-name="T24">std</text:span><text:span text:style-name="T32">::</text:span><text:span text:style-name="T24">weak_ptr</text:span><text:span text:style-name="T32">&lt;</text:span><text:span text:style-name="T24">QueueNode</text:span><text:span text:style-name="T32">&lt;</text:span><text:span text:style-name="T28">T</text:span><text:span text:style-name="T32">&gt;&gt; prev_ptr = it_ptr-&gt;prev;</text:span></text:p>
      <text:p text:style-name="P26"><text:s text:c="16"/><text:span text:style-name="T32">new_elem-&gt;prev = prev_ptr;</text:span></text:p>
      <text:p text:style-name="P26"><text:s text:c="16"/><text:span text:style-name="T32">prev_ptr.lock()-&gt;next = new_elem;</text:span></text:p>
      <text:p text:style-name="P26"><text:s text:c="16"/><text:span text:style-name="T32">new_elem-&gt;next = next_ptr;</text:span></text:p>
      <text:p text:style-name="P26"><text:s text:c="16"/><text:span text:style-name="T32">next_ptr-&gt;prev = new_elem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4"/><text:span text:style-name="T22">private</text:span><text:span text:style-name="T32">:</text:span></text:p>
      <text:p text:style-name="P26"><text:s text:c="8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</text:span><text:span text:style-name="T31">head</text:span><text:span text:style-name="T32">;</text:span></text:p>
      <text:p text:style-name="P26"><text:s text:c="8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</text:span><text:span text:style-name="T31">tail</text:span><text:span text:style-name="T32">;</text:span></text:p>
      <text:p text:style-name="P26"><text:soft-page-break/><text:s text:c="4"/><text:span text:style-name="T32">};</text:span></text:p>
      <text:p text:style-name="P26"><text:s text:c="4"/><text:span text:style-name="T22">template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Iterator </text:span><text:span text:style-name="T32">{</text:span></text:p>
      <text:p text:style-name="P26"><text:s text:c="8"/><text:span text:style-name="T22">friend </text:span><text:span text:style-name="T24">Queue</text:span><text:span text:style-name="T32">&lt;</text:span><text:span text:style-name="T28">T</text:span><text:span text:style-name="T32">&gt;;</text:span></text:p>
      <text:p text:style-name="P26"><text:s text:c="4"/><text:span text:style-name="T22">public</text:span><text:span text:style-name="T32">:</text:span></text:p>
      <text:p text:style-name="P26"><text:s text:c="8"/><text:span text:style-name="T22">using </text:span><text:span text:style-name="T28">value_type </text:span><text:span text:style-name="T32">= </text:span><text:span text:style-name="T28">T</text:span><text:span text:style-name="T32">;</text:span></text:p>
      <text:p text:style-name="P26"><text:s text:c="8"/><text:span text:style-name="T22">using </text:span><text:span text:style-name="T28">reference </text:span><text:span text:style-name="T32">= </text:span><text:span text:style-name="T28">T</text:span><text:span text:style-name="T32">&amp;;</text:span></text:p>
      <text:p text:style-name="P26"><text:s text:c="8"/><text:span text:style-name="T22">using </text:span><text:span text:style-name="T28">pointer </text:span><text:span text:style-name="T32">= </text:span><text:span text:style-name="T28">T</text:span><text:span text:style-name="T32">*;</text:span></text:p>
      <text:p text:style-name="P26"><text:s text:c="8"/><text:span text:style-name="T22">using </text:span><text:span text:style-name="T28">difference_type </text:span><text:span text:style-name="T32">= </text:span><text:span text:style-name="T28">ptrdiff_t</text:span><text:span text:style-name="T32">;</text:span></text:p>
      <text:p text:style-name="P26"><text:s text:c="8"/><text:span text:style-name="T22">using </text:span><text:span text:style-name="T28">iterator_category </text:span><text:span text:style-name="T32">= </text:span><text:span text:style-name="T24">std</text:span><text:span text:style-name="T32">::</text:span><text:span text:style-name="T24">forward_iterator_tag</text:span><text:span text:style-name="T32">;</text:span></text:p>
      <text:p text:style-name="P26"><text:s text:c="8"/><text:span text:style-name="T32">QueueIterator(</text:span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init_ptr,</text:span><text:span text:style-name="T22">const </text:span><text:span text:style-name="T24">Queue</text:span><text:span text:style-name="T32">&lt;</text:span><text:span text:style-name="T28">T</text:span><text:span text:style-name="T32">&gt;* ptr) : </text:span><text:span text:style-name="T31">node</text:span><text:span text:style-name="T32">(init_ptr), </text:span><text:span text:style-name="T31">collection</text:span><text:span text:style-name="T32">(ptr) {}</text:span></text:p>
      <text:p text:style-name="P26"><text:s text:c="8"/><text:span text:style-name="T32">QueueIterator(</text:span><text:span text:style-name="T22">const </text:span><text:span text:style-name="T24">QueueIterator</text:span><text:span text:style-name="T32">&amp; other) : </text:span><text:span text:style-name="T31">node</text:span><text:span text:style-name="T32">(other.node), </text:span><text:span text:style-name="T31">collection</text:span><text:span text:style-name="T32">(other.collection) {}</text:span></text:p>
      <text:p text:style-name="P26"><text:s text:c="8"/><text:span text:style-name="T24">QueueIterator</text:span><text:span text:style-name="T32">&amp; </text:span><text:span text:style-name="T25">operator </text:span><text:span text:style-name="T32">= (</text:span><text:span text:style-name="T22">const </text:span><text:span text:style-name="T24">QueueIterator</text:span><text:span text:style-name="T32">&amp; other) {</text:span></text:p>
      <text:p text:style-name="P26"><text:s text:c="12"/><text:span text:style-name="T31">node </text:span><text:span text:style-name="T32">= other.node;</text:span></text:p>
      <text:p text:style-name="P26"><text:s text:c="12"/><text:span text:style-name="T22">return </text:span><text:span text:style-name="T32">*</text:span><text:span text:style-name="T22">this</text:span><text:span text:style-name="T32">;</text:span></text:p>
      <text:p text:style-name="P26"><text:s text:c="8"/><text:span text:style-name="T32">}</text:span></text:p>
      <text:p text:style-name="P26"><text:s text:c="8"/><text:span text:style-name="T22">bool </text:span><text:span text:style-name="T25">operator </text:span><text:span text:style-name="T32">== (</text:span><text:span text:style-name="T22">const </text:span><text:span text:style-name="T24">QueueIterator</text:span><text:span text:style-name="T32">&amp; other) </text:span><text:span text:style-name="T22">const </text:span><text:span text:style-name="T32">{</text:span></text:p>
      <text:p text:style-name="P26"><text:s text:c="12"/><text:span text:style-name="T22">auto </text:span><text:span text:style-name="T32">lhs_l = </text:span><text:span text:style-name="T31">node</text:span><text:span text:style-name="T32">.lock(), rhs_l = other.node.lock();</text:span></text:p>
      <text:p text:style-name="P26"><text:s text:c="12"/><text:span text:style-name="T22">if </text:span><text:span text:style-name="T32">(lhs_l &amp;&amp; rhs_l) {</text:span></text:p>
      <text:p text:style-name="P26"><text:s text:c="16"/><text:span text:style-name="T22">return </text:span><text:span text:style-name="T32">lhs_l.get() == rhs_l.get();</text:span></text:p>
      <text:p text:style-name="P26"><text:s text:c="12"/><text:span text:style-name="T32">}</text:span></text:p>
      <text:p text:style-name="P26"><text:s text:c="12"/><text:span text:style-name="T22">return false</text:span><text:span text:style-name="T32">;</text:span></text:p>
      <text:p text:style-name="P26"><text:s text:c="8"/><text:span text:style-name="T32">}</text:span></text:p>
      <text:p text:style-name="P26"><text:s text:c="8"/><text:span text:style-name="T22">bool </text:span><text:span text:style-name="T25">operator </text:span><text:span text:style-name="T32">!= (</text:span><text:span text:style-name="T22">const </text:span><text:span text:style-name="T24">QueueIterator</text:span><text:span text:style-name="T32">&amp; other) </text:span><text:span text:style-name="T22">const </text:span><text:span text:style-name="T32">{</text:span></text:p>
      <text:p text:style-name="P26"><text:s text:c="12"/><text:span text:style-name="T22">return </text:span><text:span text:style-name="T32">!(*</text:span><text:span text:style-name="T22">this </text:span><text:span text:style-name="T32">== other);</text:span></text:p>
      <text:p text:style-name="P26"><text:s text:c="8"/><text:span text:style-name="T32">}</text:span></text:p>
      <text:p text:style-name="P26"><text:s text:c="8"/><text:span text:style-name="T24">QueueIterator</text:span><text:span text:style-name="T32">&amp; </text:span><text:span text:style-name="T25">operator</text:span><text:span text:style-name="T32">++() { </text:span><text:span text:style-name="T38">// prefix</text:span></text:p>
      <text:p text:style-name="P26"><text:span text:style-name="T37"><text:s text:c="12"/></text:span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temp = </text:span><text:span text:style-name="T31">node</text:span><text:span text:style-name="T32">.lock();</text:span></text:p>
      <text:p text:style-name="P26"><text:s text:c="12"/><text:span text:style-name="T22">if </text:span><text:span text:style-name="T32">(temp) {</text:span></text:p>
      <text:p text:style-name="P26"><text:s text:c="16"/><text:span text:style-name="T22">if </text:span><text:span text:style-name="T32">(temp-&gt;next == </text:span><text:span text:style-name="T22">nullptr</text:span><text:span text:style-name="T32">) {</text:span></text:p>
      <text:p text:style-name="P26"><text:s text:c="20"/><text:span text:style-name="T22">throw </text:span><text:span text:style-name="T24">std</text:span><text:span text:style-name="T32">::</text:span><text:span text:style-name="T24">out_of_range</text:span><text:span text:style-name="T32">(</text:span><text:span text:style-name="T18">"Going out of container boundaries"</text:span><text:span text:style-name="T32">);</text:span></text:p>
      <text:p text:style-name="P26"><text:s text:c="16"/><text:span text:style-name="T32">}</text:span></text:p>
      <text:p text:style-name="P26"><text:s text:c="16"/><text:span text:style-name="T32">temp = temp-&gt;next;</text:span></text:p>
      <text:p text:style-name="P26"><text:s text:c="16"/><text:span text:style-name="T31">node </text:span><text:span text:style-name="T32">= temp;</text:span></text:p>
      <text:p text:style-name="P26"><text:s text:c="16"/><text:span text:style-name="T22">return </text:span><text:span text:style-name="T32">*</text:span><text:span text:style-name="T22">this</text:span><text:span text:style-name="T32">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Element pointed by this iterator doesnt exist anymore"</text:span><text:span text:style-name="T32">)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8"/><text:span text:style-name="T24">QueueIterator </text:span><text:span text:style-name="T25">operator</text:span><text:span text:style-name="T32">++(</text:span><text:span text:style-name="T22">int</text:span><text:span text:style-name="T32">) { </text:span><text:span text:style-name="T38">//postfix</text:span></text:p>
      <text:p text:style-name="P26"><text:span text:style-name="T37"><text:s text:c="12"/></text:span><text:span text:style-name="T24">QueueIterator </text:span><text:span text:style-name="T32">result(*</text:span><text:span text:style-name="T22">this</text:span><text:span text:style-name="T32">);</text:span></text:p>
      <text:p text:style-name="P26"><text:s text:c="12"/><text:span text:style-name="T32">++(*</text:span><text:span text:style-name="T22">this</text:span><text:span text:style-name="T32">);</text:span></text:p>
      <text:p text:style-name="P26"><text:s text:c="12"/><text:span text:style-name="T22">return </text:span><text:span text:style-name="T32">result;</text:span></text:p>
      <text:p text:style-name="P26"><text:s text:c="8"/><text:span text:style-name="T32">}</text:span></text:p>
      <text:p text:style-name="P26"><text:s text:c="8"/><text:span text:style-name="T28">T</text:span><text:span text:style-name="T32">&amp; </text:span><text:span text:style-name="T25">operator</text:span><text:span text:style-name="T32">* () </text:span><text:span text:style-name="T22">const </text:span><text:span text:style-name="T32">{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temp = </text:span><text:span text:style-name="T31">node</text:span><text:span text:style-name="T32">.lock();</text:span></text:p>
      <text:p text:style-name="P26"><text:s text:c="12"/><text:span text:style-name="T22">if </text:span><text:span text:style-name="T32">(temp) {</text:span></text:p>
      <text:p text:style-name="P26"><text:s text:c="16"/><text:span text:style-name="T22">if </text:span><text:span text:style-name="T32">(temp-&gt;next == </text:span><text:span text:style-name="T22">nullptr</text:span><text:span text:style-name="T32">) {</text:span></text:p>
      <text:p text:style-name="P26"><text:soft-page-break/><text:s text:c="20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Dereferencing of end iterator"</text:span><text:span text:style-name="T32">);</text:span></text:p>
      <text:p text:style-name="P26"><text:s text:c="16"/><text:span text:style-name="T32">}</text:span></text:p>
      <text:p text:style-name="P26"><text:s text:c="16"/><text:span text:style-name="T22">return </text:span><text:span text:style-name="T32">temp-&gt;value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Element pointed by this iterator doesnt exist anymore"</text:span><text:span text:style-name="T32">)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4"/><text:span text:style-name="T22">private</text:span><text:span text:style-name="T32">:</text:span></text:p>
      <text:p text:style-name="P26"><text:s text:c="8"/><text:span text:style-name="T24">std</text:span><text:span text:style-name="T32">::</text:span><text:span text:style-name="T24">weak_ptr</text:span><text:span text:style-name="T32">&lt;</text:span><text:span text:style-name="T24">QueueNode</text:span><text:span text:style-name="T32">&lt;</text:span><text:span text:style-name="T28">T</text:span><text:span text:style-name="T32">&gt;&gt; </text:span><text:span text:style-name="T31">node</text:span><text:span text:style-name="T32">;</text:span></text:p>
      <text:p text:style-name="P26"><text:s text:c="8"/><text:span text:style-name="T22">const </text:span><text:span text:style-name="T24">Queue</text:span><text:span text:style-name="T32">&lt;</text:span><text:span text:style-name="T28">T</text:span><text:span text:style-name="T32">&gt;* </text:span><text:span text:style-name="T31">collection</text:span><text:span text:style-name="T32">;</text:span></text:p>
      <text:p text:style-name="P26"><text:s text:c="4"/><text:span text:style-name="T32">};</text:span></text:p>
      <text:p text:style-name="P26"><text:s text:c="4"/><text:span text:style-name="T22">template</text:span><text:span text:style-name="T32">&lt;</text:span><text:span text:style-name="T22">typename </text:span><text:span text:style-name="T28">T</text:span><text:span text:style-name="T32">&gt;</text:span></text:p>
      <text:p text:style-name="P26"><text:s text:c="4"/><text:span text:style-name="T22">class </text:span><text:span text:style-name="T24">QueueConstIterator </text:span><text:span text:style-name="T32">{</text:span></text:p>
      <text:p text:style-name="P26"><text:s text:c="8"/><text:span text:style-name="T22">friend </text:span><text:span text:style-name="T24">Queue</text:span><text:span text:style-name="T32">&lt;</text:span><text:span text:style-name="T28">T</text:span><text:span text:style-name="T32">&gt;;</text:span></text:p>
      <text:p text:style-name="P26"><text:s text:c="4"/><text:span text:style-name="T22">public</text:span><text:span text:style-name="T32">:</text:span></text:p>
      <text:p text:style-name="P26"><text:s text:c="8"/><text:span text:style-name="T22">using </text:span><text:span text:style-name="T28">value_type </text:span><text:span text:style-name="T32">= </text:span><text:span text:style-name="T28">T</text:span><text:span text:style-name="T32">;</text:span></text:p>
      <text:p text:style-name="P26"><text:s text:c="8"/><text:span text:style-name="T22">using </text:span><text:span text:style-name="T28">reference </text:span><text:span text:style-name="T32">= </text:span><text:span text:style-name="T28">T</text:span><text:span text:style-name="T32">&amp;;</text:span></text:p>
      <text:p text:style-name="P26"><text:s text:c="8"/><text:span text:style-name="T22">using </text:span><text:span text:style-name="T28">pointer </text:span><text:span text:style-name="T32">= </text:span><text:span text:style-name="T28">T</text:span><text:span text:style-name="T32">*;</text:span></text:p>
      <text:p text:style-name="P26"><text:s text:c="8"/><text:span text:style-name="T22">using </text:span><text:span text:style-name="T28">difference_type </text:span><text:span text:style-name="T32">= </text:span><text:span text:style-name="T28">ptrdiff_t</text:span><text:span text:style-name="T32">;</text:span></text:p>
      <text:p text:style-name="P26"><text:s text:c="8"/><text:span text:style-name="T22">using </text:span><text:span text:style-name="T28">iterator_category </text:span><text:span text:style-name="T32">= </text:span><text:span text:style-name="T24">std</text:span><text:span text:style-name="T32">::</text:span><text:span text:style-name="T24">forward_iterator_tag</text:span><text:span text:style-name="T32">;</text:span></text:p>
      <text:p text:style-name="P26"><text:s text:c="8"/><text:span text:style-name="T32">QueueConstIterator(</text:span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init_ptr, </text:span><text:span text:style-name="T22">const </text:span><text:span text:style-name="T24">Queue</text:span><text:span text:style-name="T32">&lt;</text:span><text:span text:style-name="T28">T</text:span><text:span text:style-name="T32">&gt;* ptr) : </text:span><text:span text:style-name="T31">node</text:span><text:span text:style-name="T32">(init_ptr), </text:span><text:span text:style-name="T31">collection</text:span><text:span text:style-name="T32">(ptr) {}</text:span></text:p>
      <text:p text:style-name="P26"><text:s text:c="8"/><text:span text:style-name="T32">QueueConstIterator(</text:span><text:span text:style-name="T22">const </text:span><text:span text:style-name="T24">QueueConstIterator</text:span><text:span text:style-name="T32">&amp; other) : </text:span><text:span text:style-name="T31">node</text:span><text:span text:style-name="T32">(other.node), </text:span><text:span text:style-name="T31">collection</text:span><text:span text:style-name="T32">(other.collection) {}</text:span></text:p>
      <text:p text:style-name="P26"><text:s text:c="8"/><text:span text:style-name="T24">QueueConstIterator</text:span><text:span text:style-name="T32">&amp; </text:span><text:span text:style-name="T25">operator </text:span><text:span text:style-name="T32">= (</text:span><text:span text:style-name="T22">const </text:span><text:span text:style-name="T24">QueueConstIterator</text:span><text:span text:style-name="T32">&amp; other) {</text:span></text:p>
      <text:p text:style-name="P26"><text:s text:c="12"/><text:span text:style-name="T31">node </text:span><text:span text:style-name="T32">= other.node;</text:span></text:p>
      <text:p text:style-name="P26"><text:s text:c="12"/><text:span text:style-name="T22">return </text:span><text:span text:style-name="T32">*</text:span><text:span text:style-name="T22">this</text:span><text:span text:style-name="T32">;</text:span></text:p>
      <text:p text:style-name="P26"><text:s text:c="8"/><text:span text:style-name="T32">}</text:span></text:p>
      <text:p text:style-name="P26"><text:s text:c="8"/><text:span text:style-name="T22">bool </text:span><text:span text:style-name="T25">operator </text:span><text:span text:style-name="T32">== (</text:span><text:span text:style-name="T22">const </text:span><text:span text:style-name="T24">QueueConstIterator</text:span><text:span text:style-name="T32">&amp; other) </text:span><text:span text:style-name="T22">const </text:span><text:span text:style-name="T32">{</text:span></text:p>
      <text:p text:style-name="P26"><text:s text:c="12"/><text:span text:style-name="T22">auto </text:span><text:span text:style-name="T32">lhs_l = </text:span><text:span text:style-name="T31">node</text:span><text:span text:style-name="T32">.lock(), rhs_l = other.node.lock();</text:span></text:p>
      <text:p text:style-name="P26"><text:s text:c="12"/><text:span text:style-name="T22">if </text:span><text:span text:style-name="T32">(lhs_l &amp;&amp; rhs_l) {</text:span></text:p>
      <text:p text:style-name="P26"><text:s text:c="16"/><text:span text:style-name="T22">return </text:span><text:span text:style-name="T32">lhs_l.get() == rhs_l.get();</text:span></text:p>
      <text:p text:style-name="P26"><text:s text:c="12"/><text:span text:style-name="T32">}</text:span></text:p>
      <text:p text:style-name="P26"><text:s text:c="12"/><text:span text:style-name="T22">return false</text:span><text:span text:style-name="T32">;</text:span></text:p>
      <text:p text:style-name="P26"><text:s text:c="8"/><text:span text:style-name="T32">}</text:span></text:p>
      <text:p text:style-name="P26"><text:s text:c="8"/><text:span text:style-name="T22">bool </text:span><text:span text:style-name="T25">operator </text:span><text:span text:style-name="T32">!= (</text:span><text:span text:style-name="T22">const </text:span><text:span text:style-name="T24">QueueConstIterator</text:span><text:span text:style-name="T32">&amp; other) </text:span><text:span text:style-name="T22">const </text:span><text:span text:style-name="T32">{</text:span></text:p>
      <text:p text:style-name="P26"><text:s text:c="12"/><text:span text:style-name="T22">return </text:span><text:span text:style-name="T32">!(*</text:span><text:span text:style-name="T22">this </text:span><text:span text:style-name="T32">== other);</text:span></text:p>
      <text:p text:style-name="P26"><text:s text:c="8"/><text:span text:style-name="T32">}</text:span></text:p>
      <text:p text:style-name="P26"><text:s text:c="8"/><text:span text:style-name="T24">QueueConstIterator</text:span><text:span text:style-name="T32">&amp; </text:span><text:span text:style-name="T25">operator</text:span><text:span text:style-name="T32">++() { </text:span><text:span text:style-name="T38">// prefix</text:span></text:p>
      <text:p text:style-name="P26"><text:span text:style-name="T37"><text:s text:c="12"/></text:span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temp = </text:span><text:span text:style-name="T31">node</text:span><text:span text:style-name="T32">.lock();</text:span></text:p>
      <text:p text:style-name="P26"><text:s text:c="12"/><text:span text:style-name="T22">if </text:span><text:span text:style-name="T32">(temp) {</text:span></text:p>
      <text:p text:style-name="P26"><text:s text:c="16"/><text:span text:style-name="T22">if </text:span><text:span text:style-name="T32">(temp-&gt;next == </text:span><text:span text:style-name="T22">nullptr</text:span><text:span text:style-name="T32">) {</text:span></text:p>
      <text:p text:style-name="P26"><text:s text:c="20"/><text:span text:style-name="T22">throw </text:span><text:span text:style-name="T24">std</text:span><text:span text:style-name="T32">::</text:span><text:span text:style-name="T24">out_of_range</text:span><text:span text:style-name="T32">(</text:span><text:span text:style-name="T18">"Going out of container boundaries"</text:span><text:span text:style-name="T32">);</text:span></text:p>
      <text:p text:style-name="P26"><text:s text:c="16"/><text:span text:style-name="T32">}</text:span></text:p>
      <text:p text:style-name="P26"><text:s text:c="16"/><text:span text:style-name="T32">temp = temp-&gt;next;</text:span></text:p>
      <text:p text:style-name="P26"><text:s text:c="16"/><text:span text:style-name="T31">node </text:span><text:span text:style-name="T32">= temp;</text:span></text:p>
      <text:p text:style-name="P26"><text:s text:c="16"/><text:span text:style-name="T22">return </text:span><text:span text:style-name="T32">*</text:span><text:span text:style-name="T22">this</text:span><text:span text:style-name="T32">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Element pointed by this iterator </text:span><text:soft-page-break/><text:span text:style-name="T18">doesnt exist anymore"</text:span><text:span text:style-name="T32">)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8"/><text:span text:style-name="T24">QueueConstIterator </text:span><text:span text:style-name="T25">operator</text:span><text:span text:style-name="T32">++(</text:span><text:span text:style-name="T22">int</text:span><text:span text:style-name="T32">) { </text:span><text:span text:style-name="T38">//postfix</text:span></text:p>
      <text:p text:style-name="P26"><text:span text:style-name="T37"><text:s text:c="12"/></text:span><text:span text:style-name="T24">QueueConstIterator </text:span><text:span text:style-name="T32">result(*</text:span><text:span text:style-name="T22">this</text:span><text:span text:style-name="T32">);</text:span></text:p>
      <text:p text:style-name="P26"><text:s text:c="12"/><text:span text:style-name="T32">(*</text:span><text:span text:style-name="T22">this</text:span><text:span text:style-name="T32">)++;</text:span></text:p>
      <text:p text:style-name="P26"><text:s text:c="12"/><text:span text:style-name="T22">return </text:span><text:span text:style-name="T32">result;</text:span></text:p>
      <text:p text:style-name="P26"><text:s text:c="8"/><text:span text:style-name="T32">}</text:span></text:p>
      <text:p text:style-name="P26"><text:s text:c="8"/><text:span text:style-name="T22">const </text:span><text:span text:style-name="T28">T</text:span><text:span text:style-name="T32">&amp; </text:span><text:span text:style-name="T25">operator</text:span><text:span text:style-name="T32">* () </text:span><text:span text:style-name="T22">const </text:span><text:span text:style-name="T32">{</text:span></text:p>
      <text:p text:style-name="P26"><text:s text:c="12"/><text:span text:style-name="T24">std</text:span><text:span text:style-name="T32">::</text:span><text:span text:style-name="T24">shared_ptr</text:span><text:span text:style-name="T32">&lt;</text:span><text:span text:style-name="T24">QueueNode</text:span><text:span text:style-name="T32">&lt;</text:span><text:span text:style-name="T28">T</text:span><text:span text:style-name="T32">&gt;&gt; temp = </text:span><text:span text:style-name="T31">node</text:span><text:span text:style-name="T32">.lock();</text:span></text:p>
      <text:p text:style-name="P26"><text:s text:c="12"/><text:span text:style-name="T22">if </text:span><text:span text:style-name="T32">(temp) {</text:span></text:p>
      <text:p text:style-name="P26"><text:s text:c="16"/><text:span text:style-name="T22">if </text:span><text:span text:style-name="T32">(temp-&gt;next == </text:span><text:span text:style-name="T22">nullptr</text:span><text:span text:style-name="T32">) {</text:span></text:p>
      <text:p text:style-name="P26"><text:s text:c="20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Dereferencing of end iterator"</text:span><text:span text:style-name="T32">);</text:span></text:p>
      <text:p text:style-name="P26"><text:s text:c="16"/><text:span text:style-name="T32">}</text:span></text:p>
      <text:p text:style-name="P26"><text:s text:c="16"/><text:span text:style-name="T22">return </text:span><text:span text:style-name="T32">temp-&gt;value;</text:span></text:p>
      <text:p text:style-name="P26"><text:s text:c="12"/><text:span text:style-name="T32">} </text:span><text:span text:style-name="T22">else </text:span><text:span text:style-name="T32">{</text:span></text:p>
      <text:p text:style-name="P26"><text:s text:c="16"/><text:span text:style-name="T22">throw </text:span><text:span text:style-name="T24">std</text:span><text:span text:style-name="T32">::</text:span><text:span text:style-name="T24">runtime_error</text:span><text:span text:style-name="T32">(</text:span><text:span text:style-name="T18">"Element pointed by this iterator doesnt exist anymore"</text:span><text:span text:style-name="T32">);</text:span></text:p>
      <text:p text:style-name="P26"><text:s text:c="12"/><text:span text:style-name="T32">}</text:span></text:p>
      <text:p text:style-name="P26"><text:s text:c="8"/><text:span text:style-name="T32">}</text:span></text:p>
      <text:p text:style-name="P26"><text:s text:c="4"/><text:span text:style-name="T22">private</text:span><text:span text:style-name="T32">:</text:span></text:p>
      <text:p text:style-name="P26"><text:s text:c="8"/><text:span text:style-name="T24">std</text:span><text:span text:style-name="T32">::</text:span><text:span text:style-name="T24">weak_ptr</text:span><text:span text:style-name="T32">&lt;</text:span><text:span text:style-name="T24">QueueNode</text:span><text:span text:style-name="T32">&lt;</text:span><text:span text:style-name="T28">T</text:span><text:span text:style-name="T32">&gt;&gt; </text:span><text:span text:style-name="T31">node</text:span><text:span text:style-name="T32">;</text:span></text:p>
      <text:p text:style-name="P26"><text:s text:c="8"/><text:span text:style-name="T22">const </text:span><text:span text:style-name="T24">Queue</text:span><text:span text:style-name="T32">&lt;</text:span><text:span text:style-name="T28">T</text:span><text:span text:style-name="T32">&gt;* </text:span><text:span text:style-name="T31">collection</text:span><text:span text:style-name="T32">;</text:span></text:p>
      <text:p text:style-name="P26"><text:s text:c="4"/><text:span text:style-name="T32">};</text:span></text:p>
      <text:p text:style-name="P29">}</text:p>
      <text:p text:style-name="P44"><text:span text:style-name="T34"/></text:p>
      <text:p text:style-name="P43"/>
      <text:p text:style-name="P5"><text:span text:style-name="T4">Point</text:span><text:span text:style-name="T3">.</text:span><text:bookmark-start text:name="__DdeLink__2335_150959209222"/><text:span text:style-name="T1">h</text:span></text:p>
      <text:p text:style-name="P25"><text:bookmark-end text:name="__DdeLink__2335_150959209222"/><text:span text:style-name="T14">#pragma</text:span><text:span text:style-name="T13"> </text:span><text:span text:style-name="T35">once</text:span></text:p>
      <text:p text:style-name="P23"><text:span text:style-name="T11">#include </text:span><text:span text:style-name="T17">&lt;numeric&gt;</text:span></text:p>
      <text:p text:style-name="P23"><text:span text:style-name="T11">#include </text:span><text:span text:style-name="T17">&lt;iostream&gt;</text:span></text:p>
      <text:p text:style-name="P23"><text:span text:style-name="T11">#include </text:span><text:span text:style-name="T17">&lt;vector&gt;</text:span></text:p>
      <text:p text:style-name="P23"><text:span text:style-name="T11">#include </text:span><text:span text:style-name="T17">&lt;cmath&gt;</text:span></text:p>
      <text:p text:style-name="P23"><text:span text:style-name="T11">#include </text:span><text:span text:style-name="T17">&lt;limits&gt;</text:span>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struct </text:span><text:span text:style-name="T23">Point </text:span>{</text:p>
      <text:p text:style-name="P26"><text:s text:c="4"/><text:span text:style-name="T28">T </text:span><text:span text:style-name="T31">x </text:span><text:span text:style-name="T32">= </text:span><text:span text:style-name="T30">0</text:span><text:span text:style-name="T32">;</text:span></text:p>
      <text:p text:style-name="P26"><text:s text:c="4"/><text:span text:style-name="T28">T </text:span><text:span text:style-name="T31">y </text:span><text:span text:style-name="T32">= </text:span><text:span text:style-name="T30">0</text:span><text:span text:style-name="T32">;</text:span></text:p>
      <text:p text:style-name="P23">};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class </text:span><text:span text:style-name="T23">Vector </text:span>{</text:p>
      <text:p text:style-name="P23"><text:span text:style-name="T21">public</text:span>:</text:p>
      <text:p text:style-name="P26"><text:s text:c="4"/><text:span text:style-name="T22">explicit </text:span><text:span text:style-name="T32">Vector(</text:span><text:span text:style-name="T28">T </text:span><text:span text:style-name="T32">a, </text:span><text:span text:style-name="T28">T </text:span><text:span text:style-name="T32">b);</text:span></text:p>
      <text:p text:style-name="P26"><text:s text:c="4"/><text:span text:style-name="T22">explicit </text:span><text:span text:style-name="T32">Vector(</text:span><text:span text:style-name="T24">Point</text:span><text:span text:style-name="T32">&lt;</text:span><text:span text:style-name="T28">T</text:span><text:span text:style-name="T32">&gt; a, </text:span><text:span text:style-name="T24">Point</text:span><text:span text:style-name="T32">&lt;</text:span><text:span text:style-name="T28">T</text:span><text:span text:style-name="T32">&gt; b);</text:span></text:p>
      <text:p text:style-name="P26"><text:s text:c="4"/><text:span text:style-name="T22">bool </text:span><text:span text:style-name="T25">operator </text:span><text:span text:style-name="T32">== (</text:span><text:span text:style-name="T24">Vector </text:span><text:span text:style-name="T32">rhs);</text:span></text:p>
      <text:p text:style-name="P26"><text:s text:c="4"/><text:span text:style-name="T24">Vector </text:span><text:span text:style-name="T25">operator </text:span><text:span text:style-name="T32">- ();</text:span></text:p>
      <text:p text:style-name="P26"><text:s text:c="4"/><text:span text:style-name="T22">double </text:span><text:span text:style-name="T32">length() </text:span><text:span text:style-name="T22">const</text:span><text:span text:style-name="T32">;</text:span></text:p>
      <text:p text:style-name="P26"><text:s text:c="4"/><text:span text:style-name="T28">T </text:span><text:span text:style-name="T31">x</text:span><text:span text:style-name="T32">;</text:span></text:p>
      <text:p text:style-name="P26"><text:s text:c="4"/><text:span text:style-name="T28">T </text:span><text:span text:style-name="T31">y</text:span><text:span text:style-name="T32">;</text:span></text:p>
      <text:p text:style-name="P23"><text:soft-page-break/>};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Point</text:span>&lt;<text:span text:style-name="T27">T</text:span>&gt; <text:span text:style-name="T26">operator </text:span>+ (<text:span text:style-name="T23">Point</text:span>&lt;<text:span text:style-name="T27">T</text:span>&gt; lhs, <text:span text:style-name="T23">Point</text:span>&lt;<text:span text:style-name="T27">T</text:span>&gt; rhs) {</text:p>
      <text:p text:style-name="P26"><text:s text:c="4"/><text:span text:style-name="T22">return </text:span><text:span text:style-name="T32">{lhs.x + rhs.x, lhs.y + rhs.y}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Point</text:span>&lt;<text:span text:style-name="T27">T</text:span>&gt; <text:span text:style-name="T26">operator </text:span>- (<text:span text:style-name="T23">Point</text:span>&lt;<text:span text:style-name="T27">T</text:span>&gt; lhs, <text:span text:style-name="T23">Point</text:span>&lt;<text:span text:style-name="T27">T</text:span>&gt; rhs) {</text:p>
      <text:p text:style-name="P26"><text:s text:c="4"/><text:span text:style-name="T22">return </text:span><text:span text:style-name="T32">{lhs.x - rhs.x, lhs.y - rhs.y}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Point</text:span>&lt;<text:span text:style-name="T27">T</text:span>&gt; <text:span text:style-name="T26">operator </text:span>/ (<text:span text:style-name="T23">Point</text:span>&lt;<text:span text:style-name="T27">T</text:span>&gt; lhs, <text:span text:style-name="T21">double </text:span>a) {</text:p>
      <text:p text:style-name="P26"><text:s text:c="4"/><text:span text:style-name="T22">return </text:span><text:span text:style-name="T32">{ lhs.x / a, lhs.y / a}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Point</text:span>&lt;<text:span text:style-name="T27">T</text:span>&gt; <text:span text:style-name="T26">operator </text:span>* (<text:span text:style-name="T23">Point</text:span>&lt;<text:span text:style-name="T27">T</text:span>&gt; lhs, <text:span text:style-name="T21">double </text:span>a) {</text:p>
      <text:p text:style-name="P26"><text:s text:c="4"/><text:span text:style-name="T22">return </text:span><text:span text:style-name="T32">{lhs.x * a, lhs.y * a}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bool </text:span><text:span text:style-name="T26">operator </text:span>&lt; (<text:span text:style-name="T23">Point</text:span>&lt;<text:span text:style-name="T27">T</text:span>&gt; lhs, <text:span text:style-name="T23">Point</text:span>&lt;<text:span text:style-name="T27">T</text:span>&gt; rhs) {</text:p>
      <text:p text:style-name="P26"><text:s text:c="4"/><text:span text:style-name="T22">return </text:span><text:span text:style-name="T32">(lhs.x * lhs.x + lhs.y * lhs.y) &lt; (lhs.x * lhs.x + lhs.y * lhs.y)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double </text:span><text:span text:style-name="T26">operator </text:span>* (<text:span text:style-name="T23">Vector</text:span>&lt;<text:span text:style-name="T27">T</text:span>&gt; lhs, <text:span text:style-name="T23">Vector</text:span>&lt;<text:span text:style-name="T27">T</text:span>&gt; rhs) {</text:p>
      <text:p text:style-name="P26"><text:s text:c="4"/><text:span text:style-name="T22">return </text:span><text:span text:style-name="T32">lhs.x * rhs.x + lhs.y * rhs.y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bool </text:span>is_parallel(<text:span text:style-name="T21">const </text:span><text:span text:style-name="T23">Vector</text:span>&lt;<text:span text:style-name="T27">T</text:span>&gt;&amp; lhs, <text:span text:style-name="T21">const </text:span><text:span text:style-name="T23">Vector</text:span>&lt;<text:span text:style-name="T27">T</text:span>&gt;&amp; rhs) {</text:p>
      <text:p text:style-name="P26"><text:s text:c="4"/><text:span text:style-name="T22">return </text:span><text:span text:style-name="T32">(lhs.x * rhs.y - lhs.y * rhs.y) == </text:span><text:span text:style-name="T30">0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bool </text:span><text:span text:style-name="T23">Vector</text:span>&lt;<text:span text:style-name="T27">T</text:span>&gt;::<text:span text:style-name="T26">operator </text:span>== (<text:span text:style-name="T23">Vector</text:span>&lt;<text:span text:style-name="T27">T</text:span>&gt; rhs) {</text:p>
      <text:p text:style-name="P26"><text:s text:c="4"/><text:span text:style-name="T22">return</text:span></text:p>
      <text:p text:style-name="P26"><text:span text:style-name="T20"><text:s text:c="12"/></text:span><text:span text:style-name="T24">std</text:span><text:span text:style-name="T32">::abs(</text:span><text:span text:style-name="T31">x </text:span><text:span text:style-name="T32">- rhs.x) &lt; </text:span><text:span text:style-name="T24">std</text:span><text:span text:style-name="T32">::</text:span><text:span text:style-name="T24">numeric_limits</text:span><text:span text:style-name="T32">&lt;</text:span><text:span text:style-name="T22">double</text:span><text:span text:style-name="T32">&gt;::epsilon() * </text:span><text:span text:style-name="T30">100</text:span></text:p>
      <text:p text:style-name="P26"><text:span text:style-name="T29"><text:s text:c="12"/></text:span><text:span text:style-name="T32">&amp;&amp; </text:span><text:span text:style-name="T24">std</text:span><text:span text:style-name="T32">::abs(</text:span><text:span text:style-name="T31">y </text:span><text:span text:style-name="T32">- rhs.y) &lt; </text:span><text:span text:style-name="T24">std</text:span><text:span text:style-name="T32">::</text:span><text:span text:style-name="T24">numeric_limits</text:span><text:span text:style-name="T32">&lt;</text:span><text:span text:style-name="T22">double</text:span><text:span text:style-name="T32">&gt;::epsilon() * </text:span><text:span text:style-name="T30">100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double </text:span><text:span text:style-name="T23">Vector</text:span>&lt;<text:span text:style-name="T27">T</text:span>&gt;::length() <text:span text:style-name="T21">const </text:span>{</text:p>
      <text:p text:style-name="P26"><text:s text:c="4"/><text:span text:style-name="T22">return </text:span><text:span text:style-name="T32">sqrt(</text:span><text:span text:style-name="T31">x</text:span><text:span text:style-name="T32">*</text:span><text:span text:style-name="T31">x </text:span><text:span text:style-name="T32">+ </text:span><text:span text:style-name="T31">y</text:span><text:span text:style-name="T32">*</text:span><text:span text:style-name="T31">y</text:span><text:span text:style-name="T32">)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Vector</text:span>&lt;<text:span text:style-name="T27">T</text:span>&gt;::Vector(<text:span text:style-name="T27">T </text:span>a, <text:span text:style-name="T27">T </text:span>b)</text:p>
      <text:p text:style-name="P26"><text:s text:c="8"/><text:span text:style-name="T32">: </text:span><text:span text:style-name="T31">x</text:span><text:span text:style-name="T32">(a), </text:span><text:span text:style-name="T31">y</text:span><text:span text:style-name="T32">(b) {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Vector</text:span>&lt;<text:span text:style-name="T27">T</text:span>&gt;::Vector(<text:span text:style-name="T23">Point</text:span>&lt;<text:span text:style-name="T27">T</text:span>&gt; a, <text:span text:style-name="T23">Point</text:span>&lt;<text:span text:style-name="T27">T</text:span>&gt; b)</text:p>
      <text:p text:style-name="P26"><text:s text:c="8"/><text:span text:style-name="T32">: </text:span><text:span text:style-name="T31">x</text:span><text:span text:style-name="T32">(b.x - a.x), </text:span><text:span text:style-name="T31">y</text:span><text:span text:style-name="T32">(b.y - a.y){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Vector</text:span>&lt;<text:span text:style-name="T27">T</text:span>&gt; <text:span text:style-name="T23">Vector</text:span>&lt;<text:span text:style-name="T27">T</text:span>&gt;::<text:span text:style-name="T26">operator </text:span>- () {</text:p>
      <text:p text:style-name="P26"><text:soft-page-break/><text:s text:c="4"/><text:span text:style-name="T22">return </text:span><text:span text:style-name="T24">Vector</text:span><text:span text:style-name="T32">(-</text:span><text:span text:style-name="T31">x</text:span><text:span text:style-name="T32">, -</text:span><text:span text:style-name="T31">y</text:span><text:span text:style-name="T32">)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bool </text:span>is_perpendecular(<text:span text:style-name="T21">const </text:span><text:span text:style-name="T23">Vector</text:span>&lt;<text:span text:style-name="T27">T</text:span>&gt;&amp; lhs, <text:span text:style-name="T21">const </text:span><text:span text:style-name="T23">Vector</text:span>&lt;<text:span text:style-name="T27">T</text:span>&gt;&amp; rhs) {</text:p>
      <text:p text:style-name="P26"><text:s text:c="4"/><text:span text:style-name="T22">return </text:span><text:span text:style-name="T32">(lhs * rhs) == </text:span><text:span text:style-name="T30">0</text:span><text:span text:style-name="T32">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1">double </text:span>point_and_line_distance(<text:span text:style-name="T23">Point</text:span>&lt;<text:span text:style-name="T27">T</text:span>&gt; p1, <text:span text:style-name="T23">Point</text:span>&lt;<text:span text:style-name="T27">T</text:span>&gt; p2, <text:span text:style-name="T23">Point</text:span>&lt;<text:span text:style-name="T27">T</text:span>&gt; p3) {</text:p>
      <text:p text:style-name="P26"><text:s text:c="4"/><text:span text:style-name="T22">double </text:span><text:span text:style-name="T32">A = p2.y - p3.y;</text:span></text:p>
      <text:p text:style-name="P26"><text:s text:c="4"/><text:span text:style-name="T22">double </text:span><text:span text:style-name="T32">B = p3.x - p2.x;</text:span></text:p>
      <text:p text:style-name="P26"><text:s text:c="4"/><text:span text:style-name="T22">double </text:span><text:span text:style-name="T32">C = p2.x*p3.y - p3.x*p2.y;</text:span></text:p>
      <text:p text:style-name="P26"><text:s text:c="4"/><text:span text:style-name="T22">return </text:span><text:span text:style-name="T32">(</text:span><text:span text:style-name="T24">std</text:span><text:span text:style-name="T32">::abs(A*p1.x + B*p1.y + C) / </text:span><text:span text:style-name="T24">std</text:span><text:span text:style-name="T32">::sqrt(A*A + B*B))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std</text:span>::<text:span text:style-name="T27">ostream</text:span>&amp; <text:span text:style-name="T26">operator </text:span>&lt;&lt; (<text:span text:style-name="T23">std</text:span>::<text:span text:style-name="T27">ostream</text:span>&amp; os, <text:span text:style-name="T21">const </text:span><text:span text:style-name="T23">Point</text:span>&lt;<text:span text:style-name="T27">T</text:span>&gt;&amp; p) {</text:p>
      <text:p text:style-name="P26"><text:s text:c="4"/><text:span text:style-name="T22">return </text:span><text:span text:style-name="T32">os &lt;&lt; p.x &lt;&lt; </text:span><text:span text:style-name="T18">" " </text:span><text:span text:style-name="T32">&lt;&lt; p.y;</text:span></text:p>
      <text:p text:style-name="P23">}</text:p>
      <text:p text:style-name="P23"><text:span text:style-name="T21">template </text:span>&lt;<text:span text:style-name="T21">typename </text:span><text:span text:style-name="T27">T</text:span>&gt;</text:p>
      <text:p text:style-name="P23"><text:span text:style-name="T23">std</text:span>::<text:span text:style-name="T27">istream</text:span>&amp; <text:span text:style-name="T26">operator </text:span>&gt;&gt; (<text:span text:style-name="T23">std</text:span>::<text:span text:style-name="T27">istream</text:span>&amp; is, <text:span text:style-name="T23">Point</text:span>&lt;<text:span text:style-name="T27">T</text:span>&gt;&amp; p) {</text:p>
      <text:p text:style-name="P26"><text:s text:c="4"/><text:span text:style-name="T22">return </text:span><text:span text:style-name="T32">is &gt;&gt; p.x &gt;&gt; p.y;</text:span></text:p>
      <text:p text:style-name="P29">}</text:p>
      <text:p text:style-name="P28"/>
      <text:list xml:id="list180521921809961" text:continue-numbering="true" text:style-name="WWNum2">
        <text:list-item>
          <text:p text:style-name="P37">Вывод</text:p>
        </text:list-item>
      </text:list>
      <text:p text:style-name="P16"><text:tab/><text:span text:style-name="T36">В результате данной работы я получил навыки реализации шаблонных контейнеров, а так же научился работать с умными указателями и создавать свои итераторы. Еще я узнал о библиотеке Google Tests, которая очень удобна для тестирования своих программ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22T18:05:20.333618098</dc:date>
    <meta:editing-cycles>22</meta:editing-cycles>
    <meta:editing-duration>PT2H59M48S</meta:editing-duration>
    <meta:generator>LibreOffice/6.0.7.3$Linux_X86_64 LibreOffice_project/00m0$Build-3</meta:generator>
    <meta:document-statistic meta:table-count="0" meta:image-count="0" meta:object-count="0" meta:page-count="15" meta:paragraph-count="616" meta:word-count="2264" meta:character-count="20241" meta:non-whitespace-character-count="14642"/>
  </office:meta>
</office:document-meta>
</file>